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524cm"/>
    </style:style>
    <style:style style:name="co3" style:family="table-column">
      <style:table-column-properties fo:break-before="auto" style:column-width="6.209cm"/>
    </style:style>
    <style:style style:name="co4" style:family="table-column">
      <style:table-column-properties fo:break-before="auto" style:column-width="6.454cm"/>
    </style:style>
    <style:style style:name="co5" style:family="table-column">
      <style:table-column-properties fo:break-before="auto" style:column-width="13.07cm"/>
    </style:style>
    <style:style style:name="co6" style:family="table-column">
      <style:table-column-properties fo:break-before="auto" style:column-width="3.431cm"/>
    </style:style>
    <style:style style:name="co7" style:family="table-column">
      <style:table-column-properties fo:break-before="auto" style:column-width="4.112cm"/>
    </style:style>
    <style:style style:name="co8" style:family="table-column">
      <style:table-column-properties fo:break-before="auto" style:column-width="4.083cm"/>
    </style:style>
    <style:style style:name="co9" style:family="table-column">
      <style:table-column-properties fo:break-before="auto" style:column-width="0.272cm"/>
    </style:style>
    <style:style style:name="co10" style:family="table-column">
      <style:table-column-properties fo:break-before="auto" style:column-width="2.559cm"/>
    </style:style>
    <style:style style:name="co11" style:family="table-column">
      <style:table-column-properties fo:break-before="auto" style:column-width="7.706cm"/>
    </style:style>
    <style:style style:name="co12" style:family="table-column">
      <style:table-column-properties fo:break-before="auto" style:column-width="6.507cm"/>
    </style:style>
    <style:style style:name="co13" style:family="table-column">
      <style:table-column-properties fo:break-before="auto" style:column-width="14.923cm"/>
    </style:style>
    <style:style style:name="co14" style:family="table-column">
      <style:table-column-properties fo:break-before="auto" style:column-width="2.886cm"/>
    </style:style>
    <style:style style:name="co15" style:family="table-column">
      <style:table-column-properties fo:break-before="auto" style:column-width="15.713cm"/>
    </style:style>
    <style:style style:name="ro1" style:family="table-row">
      <style:table-row-properties style:row-height="0.452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0.45cm" fo:break-before="auto" style:use-optimal-row-height="false"/>
    </style:style>
    <style:style style:name="ro4" style:family="table-row">
      <style:table-row-properties style:row-height="0.631cm" fo:break-before="auto" style:use-optimal-row-height="false"/>
    </style:style>
    <style:style style:name="ro5" style:family="table-row">
      <style:table-row-properties style:row-height="0.499cm" fo:break-before="auto" style:use-optimal-row-height="true"/>
    </style:style>
    <style:style style:name="ro6" style:family="table-row">
      <style:table-row-properties style:row-height="0.499cm" fo:break-before="auto" style:use-optimal-row-height="false"/>
    </style:style>
    <style:style style:name="ro7" style:family="table-row">
      <style:table-row-properties style:row-height="1.815cm" fo:break-before="auto" style:use-optimal-row-height="false"/>
    </style:style>
    <style:style style:name="ro8" style:family="table-row">
      <style:table-row-properties style:row-height="0.263cm" fo:break-before="auto" style:use-optimal-row-height="false"/>
    </style:style>
    <style:style style:name="ro9" style:family="table-row">
      <style:table-row-properties style:row-height="4.974cm" fo:break-before="auto" style:use-optimal-row-height="true"/>
    </style:style>
    <style:style style:name="ro10" style:family="table-row">
      <style:table-row-properties style:row-height="4.08cm" fo:break-before="auto" style:use-optimal-row-height="true"/>
    </style:style>
    <style:style style:name="ro11" style:family="table-row">
      <style:table-row-properties style:row-height="2.29cm" fo:break-before="auto" style:use-optimal-row-height="true"/>
    </style:style>
    <style:style style:name="ro12" style:family="table-row">
      <style:table-row-properties style:row-height="2.738cm" fo:break-before="auto" style:use-optimal-row-height="true"/>
    </style:style>
    <style:style style:name="ro13" style:family="table-row">
      <style:table-row-properties style:row-height="9.451cm" fo:break-before="auto" style:use-optimal-row-height="true"/>
    </style:style>
    <style:style style:name="ro14" style:family="table-row">
      <style:table-row-properties style:row-height="9.897cm" fo:break-before="auto" style:use-optimal-row-height="true"/>
    </style:style>
    <style:style style:name="ro15" style:family="table-row">
      <style:table-row-properties style:row-height="6.318cm" fo:break-before="auto" style:use-optimal-row-height="true"/>
    </style:style>
    <style:style style:name="ro16" style:family="table-row">
      <style:table-row-properties style:row-height="3.632cm" fo:break-before="auto" style:use-optimal-row-height="true"/>
    </style:style>
    <style:style style:name="ro17" style:family="table-row">
      <style:table-row-properties style:row-height="8.555cm" fo:break-before="auto" style:use-optimal-row-height="true"/>
    </style:style>
    <style:style style:name="ro18" style:family="table-row">
      <style:table-row-properties style:row-height="10.345cm" fo:break-before="auto" style:use-optimal-row-height="true"/>
    </style:style>
    <style:style style:name="ro19" style:family="table-row">
      <style:table-row-properties style:row-height="0.487cm" fo:break-before="auto" style:use-optimal-row-height="true"/>
    </style:style>
    <style:style style:name="ta1" style:family="table" style:master-page-name="Default">
      <style:table-properties table:display="true" style:writing-mode="lr-tb"/>
    </style:style>
    <style:style style:name="ce1" style:family="table-cell" style:parent-style-name="Accent_20_3">
      <style:table-cell-properties style:text-align-source="fix" style:repeat-content="false" fo:border="0.74pt solid #000000"/>
      <style:paragraph-properties fo:text-align="center" fo:margin-left="0cm"/>
      <style:text-properties fo:font-size="12pt" style:font-size-asian="12pt" style:font-size-complex="12pt"/>
    </style:style>
    <style:style style:name="ce3" style:family="table-cell" style:parent-style-name="Bad">
      <style:table-cell-properties style:text-align-source="fix" style:repeat-content="false" fo:border="0.74pt solid #000000" style:vertical-align="middle"/>
      <style:paragraph-properties fo:text-align="center" fo:margin-left="0cm"/>
      <style:text-properties fo:color="#8d281e" fo:font-size="11pt" style:font-size-asian="11pt" style:font-size-complex="11pt"/>
    </style:style>
    <style:style style:name="ce4" style:family="table-cell" style:parent-style-name="Good">
      <style:table-cell-properties style:text-align-source="fix" style:repeat-content="false" fo:border="0.74pt solid #000000" style:vertical-align="middle"/>
      <style:paragraph-properties fo:text-align="center" fo:margin-left="0cm"/>
      <style:text-properties fo:font-size="11pt" style:font-size-asian="11pt" style:font-size-complex="11pt"/>
    </style:style>
    <style:style style:name="ce7" style:family="table-cell" style:parent-style-name="Bad">
      <style:table-cell-properties style:text-align-source="fix" style:repeat-content="false" fo:wrap-option="wrap" fo:border="0.74pt solid #000000" style:vertical-align="middle"/>
      <style:paragraph-properties fo:text-align="center" fo:margin-left="0cm"/>
      <style:text-properties fo:color="#8d281e" fo:font-size="11pt" style:font-size-asian="11pt" style:font-size-complex="11pt"/>
    </style:style>
    <style:style style:name="ce6" style:family="table-cell" style:parent-style-name="Good">
      <style:table-cell-properties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ans" fo:font-size="11pt" fo:language="pt" fo:country="PT"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 style:font-size-complex="11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Good">
      <style:table-cell-properties style:text-align-source="fix" style:repeat-content="false" fo:wrap-option="wrap" fo:border="0.74pt solid #000000" style:vertical-align="middle"/>
      <style:paragraph-properties fo:text-align="center" fo:margin-left="0cm"/>
      <style:text-properties fo:font-size="11pt" style:font-size-asian="11pt" style:font-size-complex="11pt"/>
    </style:style>
    <style:style style:name="ce12" style:family="table-cell" style:parent-style-name="Bad">
      <style:table-cell-properties style:text-align-source="fix" style:repeat-content="false" fo:wrap-option="wrap" fo:border="0.74pt solid #000000" style:vertical-align="middle"/>
      <style:paragraph-properties fo:text-align="center" fo:margin-left="0cm"/>
      <style:text-properties fo:color="#8d281e" style:text-outline="false" style:text-line-through-style="none" style:text-line-through-type="none" style:font-name="Liberation Sans" fo:font-size="11pt" fo:language="pt" fo:country="PT"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 style:font-size-complex="11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Accent_20_3">
      <style:table-cell-properties fo:border="0.74pt solid #000000"/>
      <style:text-properties fo:font-size="12pt" style:font-size-asian="12pt" style:font-size-complex="12pt"/>
    </style:style>
    <style:style style:name="ce14" style:family="table-cell" style:parent-style-name="Note">
      <style:text-properties fo:font-size="12pt" style:font-size-asian="12pt" style:font-size-complex="12pt"/>
    </style:style>
    <style:style style:name="ce17" style:family="table-cell" style:parent-style-name="Bad">
      <style:table-cell-properties style:text-align-source="fix" style:repeat-content="false" fo:border="0.74pt solid #000000" fo:padding="0.085cm" style:vertical-align="middle"/>
      <style:paragraph-properties fo:text-align="justify" fo:margin-left="0cm"/>
      <style:text-properties fo:color="#8d281e" fo:font-size="11pt" style:font-size-asian="11pt" style:font-size-complex="11pt"/>
    </style:style>
    <style:style style:name="ce23" style:family="table-cell" style:parent-style-name="Good">
      <style:table-cell-properties style:text-align-source="fix" style:repeat-content="false" fo:border="0.74pt solid #000000" fo:padding="0.085cm" style:vertical-align="middle"/>
      <style:paragraph-properties fo:text-align="justify" fo:margin-left="0cm"/>
      <style:text-properties fo:font-size="11pt" style:font-size-asian="11pt" style:font-size-complex="11pt"/>
    </style:style>
    <style:style style:name="ce18" style:family="table-cell" style:parent-style-name="Bad">
      <style:table-cell-properties style:text-align-source="fix" style:repeat-content="false" fo:wrap-option="wrap" fo:border="0.74pt solid #000000" fo:padding="0.085cm" style:vertical-align="middle"/>
      <style:paragraph-properties fo:text-align="justify" fo:margin-left="0cm"/>
      <style:text-properties fo:color="#8d281e" style:text-outline="false" style:text-line-through-style="none" style:text-line-through-type="none" style:font-name="Liberation Sans" fo:font-size="11pt" fo:language="pt" fo:country="PT"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 style:font-size-complex="11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Bad">
      <style:table-cell-properties style:text-align-source="fix" style:repeat-content="false" fo:wrap-option="wrap" fo:border="0.74pt solid #000000" fo:padding="0.085cm" style:vertical-align="middle"/>
      <style:paragraph-properties fo:text-align="justify" fo:margin-left="0cm"/>
      <style:text-properties fo:color="#8d281e" fo:font-size="11pt" style:font-size-asian="11pt" style:font-size-complex="11pt"/>
    </style:style>
    <style:style style:name="ce20" style:family="table-cell" style:parent-style-name="Good">
      <style:table-cell-properties style:text-align-source="fix" style:repeat-content="false" fo:wrap-option="wrap" fo:border="0.74pt solid #000000" fo:padding="0.085cm" style:vertical-align="middle"/>
      <style:paragraph-properties fo:text-align="justify" fo:margin-left="0cm"/>
      <style:text-properties style:text-outline="false" style:text-line-through-style="none" style:text-line-through-type="none" style:font-name="Liberation Sans" fo:font-size="11pt" fo:language="pt" fo:country="PT"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 style:font-size-complex="11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Good">
      <style:table-cell-properties style:text-align-source="fix" style:repeat-content="false" fo:wrap-option="wrap" fo:border="0.74pt solid #000000" fo:padding="0.085cm" style:vertical-align="middle"/>
      <style:paragraph-properties fo:text-align="justify" fo:margin-left="0cm"/>
      <style:text-properties fo:font-size="11pt" style:font-size-asian="11pt" style:font-size-complex="11pt"/>
    </style:style>
    <style:style style:name="ce5" style:family="table-cell" style:parent-style-name="Bad">
      <style:table-cell-properties style:text-align-source="fix" style:repeat-content="false" fo:wrap-option="wrap" fo:border="0.74pt solid #000000" style:vertical-align="middle"/>
      <style:paragraph-properties fo:text-align="center" fo:margin-left="0cm"/>
      <style:text-properties fo:color="#8d281e" fo:font-size="11pt" style:font-size-asian="11pt" style:font-size-complex="11pt"/>
    </style:style>
    <style:style style:name="ce11" style:family="table-cell" style:parent-style-name="Good">
      <style:table-cell-properties style:text-align-source="fix" style:repeat-content="false" fo:wrap-option="wrap" fo:border="0.74pt solid #000000" style:vertical-align="middle"/>
      <style:paragraph-properties fo:text-align="center" fo:margin-left="0cm"/>
      <style:text-properties fo:font-size="11pt" style:font-size-asian="11pt" style:font-size-complex="11pt"/>
    </style:style>
    <style:style style:name="ce22" style:family="table-cell" style:parent-style-name="Default">
      <style:text-properties fo:font-size="12pt" style:font-size-asian="12pt" style:font-size-complex="12pt"/>
    </style:style>
    <style:style style:name="ce31" style:family="table-cell" style:parent-style-name="Default">
      <style:text-properties fo:font-size="11pt" style:font-size-asian="11pt" style:font-size-complex="11pt"/>
    </style:style>
    <style:style style:name="ce32" style:family="table-cell" style:parent-style-name="Accent_20_3">
      <style:table-cell-properties fo:background-color="#b2b2b2" fo:border="0.74pt solid #000000"/>
      <style:text-properties fo:font-size="12pt" style:font-size-asian="12pt" style:font-size-complex="12pt"/>
    </style:style>
    <style:style style:name="ce33" style:family="table-cell" style:parent-style-name="Default">
      <style:table-cell-properties fo:background-color="#ffffff" style:text-align-source="fix" style:repeat-content="false" fo:wrap-option="wrap" fo:border="0.74pt solid #000000" style:vertical-align="middle"/>
      <style:paragraph-properties fo:text-align="start" fo:margin-left="0cm"/>
      <style:text-properties fo:font-size="11pt" style:font-size-asian="11pt" style:font-size-complex="11pt"/>
    </style:style>
    <style:style style:name="ce34" style:family="table-cell" style:parent-style-name="Default">
      <style:table-cell-properties fo:background-color="#eeeeee" style:text-align-source="fix" style:repeat-content="false" fo:wrap-option="wrap" fo:border="0.74pt solid #000000" style:vertical-align="middle"/>
      <style:paragraph-properties fo:text-align="start" fo:margin-left="0cm"/>
      <style:text-properties fo:font-size="11pt" style:font-size-asian="11pt" style:font-size-complex="11pt"/>
    </style:style>
    <style:style style:name="ce35" style:family="table-cell" style:parent-style-name="Default">
      <style:table-cell-properties style:text-align-source="fix" style:repeat-content="false" fo:wrap-option="wrap" fo:border="0.74pt solid #000000" style:vertical-align="middle"/>
      <style:paragraph-properties fo:text-align="start" fo:margin-left="0cm"/>
      <style:text-properties fo:font-size="11pt" style:font-size-asian="11pt" style:font-size-complex="11pt"/>
    </style:style>
    <style:style style:name="ce36" style:family="table-cell" style:parent-style-name="Accent_20_3">
      <style:table-cell-properties fo:background-color="#b2b2b2" fo:wrap-option="wrap" fo:border="0.74pt solid #000000"/>
      <style:text-properties fo:font-size="12pt" style:font-size-asian="12pt" style:font-size-complex="12pt"/>
    </style:style>
    <style:style style:name="ce43" style:family="table-cell" style:parent-style-name="Default">
      <style:table-cell-properties fo:background-color="#ffffff" style:text-align-source="fix" style:repeat-content="false" fo:wrap-option="wrap" fo:border="0.74pt solid #000000" style:vertical-align="middle"/>
      <style:paragraph-properties fo:text-align="start" fo:margin-left="0cm"/>
      <style:text-properties fo:color="#000000" style:text-outline="false" style:text-line-through-style="none" style:text-line-through-type="none" style:font-name="Liberation Sans" fo:font-size="11pt" fo:language="pt" fo:country="PT"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 style:font-size-complex="11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eeeeee" style:text-align-source="fix" style:repeat-content="false" fo:wrap-option="wrap" fo:border="0.74pt solid #000000" style:vertical-align="middle"/>
      <style:paragraph-properties fo:text-align="start" fo:margin-left="0cm"/>
      <style:text-properties fo:color="#000000" style:text-outline="false" style:text-line-through-style="none" style:text-line-through-type="none" style:font-name="Liberation Sans" fo:font-size="11pt" fo:language="pt" fo:country="PT"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ode Catalog" table:style-name="ta1">
        <table:table-column table:style-name="co1" table:default-cell-style-name="Default"/>
        <table:table-column table:style-name="co2" table:default-cell-style-name="Default"/>
        <table:table-column table:style-name="co3" table:default-cell-style-name="ce3"/>
        <table:table-column table:style-name="co4" table:default-cell-style-name="ce3"/>
        <table:table-column table:style-name="co5" table:default-cell-style-name="ce17"/>
        <table:table-column table:style-name="co6" table:default-cell-style-name="ce5"/>
        <table:table-column table:style-name="co7" table:default-cell-style-name="ce5"/>
        <table:table-column table:style-name="co1" table:number-columns-repeated="2" table:default-cell-style-name="Default"/>
        <table:table-column table:style-name="co8" table:default-cell-style-name="Default"/>
        <table:table-row table:style-name="ro1">
          <table:table-cell table:number-columns-repeated="2"/>
          <table:table-cell table:style-name="Default" table:number-columns-repeated="5"/>
          <table:table-cell table:number-columns-repeated="3"/>
        </table:table-row>
        <table:table-row table:style-name="ro2">
          <table:table-cell table:number-columns-repeated="2"/>
          <table:table-cell table:style-name="Default" table:number-columns-repeated="2"/>
          <table:table-cell table:style-name="ce15" office:value-type="string" calcext:value-type="string">
            <text:p>Architecture Specification:</text:p>
          </table:table-cell>
          <table:table-cell table:style-name="Default" table:number-columns-repeated="2"/>
          <table:table-cell table:number-columns-repeated="3"/>
        </table:table-row>
        <table:table-row table:style-name="ro2">
          <table:table-cell table:number-columns-repeated="2"/>
          <table:table-cell table:style-name="Default" table:number-columns-repeated="2"/>
          <table:table-cell table:style-name="ce14" office:value-type="string" calcext:value-type="string">
            <text:p>Intel Skylake CPU (Intel(R) Core(TM) i7-10750H CPU @ 2.60GHz)</text:p>
          </table:table-cell>
          <table:table-cell table:style-name="Default" table:number-columns-repeated="2"/>
          <table:table-cell table:number-columns-repeated="3"/>
        </table:table-row>
        <table:table-row table:style-name="ro2">
          <table:table-cell table:number-columns-repeated="2"/>
          <table:table-cell table:style-name="Default" table:number-columns-repeated="2"/>
          <table:table-cell table:style-name="ce14" office:value-type="string" calcext:value-type="string">
            <text:p>64 Byte Cache Line Size, 6 Cores, SSE, AVX, AVX2 Capable</text:p>
          </table:table-cell>
          <table:table-cell table:style-name="Default" table:number-columns-repeated="2"/>
          <table:table-cell table:number-columns-repeated="3"/>
        </table:table-row>
        <table:table-row table:style-name="ro2">
          <table:table-cell table:number-columns-repeated="2"/>
          <table:table-cell table:style-name="Default" table:number-columns-repeated="2"/>
          <table:table-cell table:style-name="ce14" office:value-type="string" calcext:value-type="string">
            <text:p>32kB L1, 256kB L2, 12MB L3, 24GB DRAM</text:p>
          </table:table-cell>
          <table:table-cell table:style-name="Default" table:number-columns-repeated="2"/>
          <table:table-cell table:number-columns-repeated="3"/>
        </table:table-row>
        <table:table-row table:style-name="ro1">
          <table:table-cell table:number-columns-repeated="2"/>
          <table:table-cell table:style-name="Default" table:number-columns-repeated="5"/>
          <table:table-cell table:number-columns-repeated="3"/>
        </table:table-row>
        <table:table-row table:style-name="ro3">
          <table:table-cell table:number-columns-repeated="2"/>
          <table:table-cell table:style-name="ce1" office:value-type="string" calcext:value-type="string">
            <text:p>Problem</text:p>
          </table:table-cell>
          <table:table-cell table:style-name="ce1" office:value-type="string" calcext:value-type="string">
            <text:p>File Name</text:p>
          </table:table-cell>
          <table:table-cell table:style-name="ce1" office:value-type="string" calcext:value-type="string">
            <text:p>Description</text:p>
          </table:table-cell>
          <table:table-cell table:style-name="ce15" office:value-type="string" calcext:value-type="string" table:number-columns-spanned="2" table:number-rows-spanned="1">
            <text:p>Performance Data (PAPI, TSC)</text:p>
          </table:table-cell>
          <table:covered-table-cell table:style-name="ce22"/>
          <table:table-cell table:number-columns-repeated="3"/>
        </table:table-row>
        <table:table-row table:style-name="ro3">
          <table:table-cell table:number-columns-repeated="2"/>
          <table:table-cell office:value-type="string" calcext:value-type="string" table:number-columns-spanned="1" table:number-rows-spanned="5">
            <text:p>Data Locality</text:p>
          </table:table-cell>
          <table:table-cell office:value-type="string" calcext:value-type="string" table:number-columns-spanned="1" table:number-rows-spanned="5">
            <text:p>DATALocalityBad.c</text:p>
          </table:table-cell>
          <table:table-cell office:value-type="string" calcext:value-type="string" table:number-columns-spanned="1" table:number-rows-spanned="5">
            <text:p>This code example shows poor data locality as it accesses a matrix column by column. This approach fails to benefit from the pre-fetcher, which efficiently fetches data from the matrix in a sequential line-by-line fashion.</text:p>
          </table:table-cell>
          <table:table-cell office:value-type="string" calcext:value-type="string">
            <text:p>Array Size:</text:p>
          </table:table-cell>
          <table:table-cell office:value-type="float" office:value="10000000" calcext:value-type="float">
            <text:p>10000000</text:p>
          </table:table-cell>
          <table:table-cell table:number-columns-repeated="3"/>
        </table:table-row>
        <table:table-row table:style-name="ro3">
          <table:table-cell table:number-columns-repeated="2"/>
          <table:covered-table-cell table:number-columns-repeated="3"/>
          <table:table-cell office:value-type="string" calcext:value-type="string">
            <text:p>Cycle Count:</text:p>
          </table:table-cell>
          <table:table-cell office:value-type="float" office:value="3120895972" calcext:value-type="float">
            <text:p>3120895972</text:p>
          </table:table-cell>
          <table:table-cell table:number-columns-repeated="3"/>
        </table:table-row>
        <table:table-row table:style-name="ro3">
          <table:table-cell table:number-columns-repeated="2"/>
          <table:covered-table-cell table:number-columns-repeated="3"/>
          <table:table-cell office:value-type="string" calcext:value-type="string">
            <text:p>Instruction Count:</text:p>
          </table:table-cell>
          <table:table-cell office:value-type="float" office:value="4320000717" calcext:value-type="float">
            <text:p>4320000717</text:p>
          </table:table-cell>
          <table:table-cell table:number-columns-repeated="3"/>
        </table:table-row>
        <table:table-row table:style-name="ro3">
          <table:table-cell table:number-columns-repeated="2"/>
          <table:covered-table-cell table:number-columns-repeated="3"/>
          <table:table-cell office:value-type="string" calcext:value-type="string">
            <text:p>L1 Miss Count: </text:p>
          </table:table-cell>
          <table:table-cell office:value-type="float" office:value="183548367" calcext:value-type="float">
            <text:p>183548367</text:p>
          </table:table-cell>
          <table:table-cell table:number-columns-repeated="3"/>
        </table:table-row>
        <table:table-row table:style-name="ro3">
          <table:table-cell table:number-columns-repeated="2"/>
          <table:covered-table-cell table:number-columns-repeated="3"/>
          <table:table-cell office:value-type="string" calcext:value-type="string">
            <text:p>Suggested Metric: </text:p>
          </table:table-cell>
          <table:table-cell office:value-type="string" calcext:value-type="string">
            <text:p>L1 Miss or Cycle</text:p>
          </table:table-cell>
          <table:table-cell table:number-columns-repeated="3"/>
        </table:table-row>
        <table:table-row table:style-name="ro3">
          <table:table-cell table:number-columns-repeated="2"/>
          <table:table-cell table:style-name="ce4" office:value-type="string" calcext:value-type="string" table:number-columns-spanned="1" table:number-rows-spanned="5">
            <text:p>Data Locality Solution</text:p>
          </table:table-cell>
          <table:table-cell table:style-name="ce4" office:value-type="string" calcext:value-type="string" table:number-columns-spanned="1" table:number-rows-spanned="5">
            <text:p>DATALocalityGood.c</text:p>
          </table:table-cell>
          <table:table-cell table:style-name="ce23" office:value-type="string" calcext:value-type="string" table:number-columns-spanned="1" table:number-rows-spanned="5">
            <text:p>Solves the problem by accessing the data sequentially in a line-by-line fashion, like the pre-fetcher.</text:p>
          </table:table-cell>
          <table:table-cell table:style-name="ce11" office:value-type="string" calcext:value-type="string">
            <text:p>Array Size:</text:p>
          </table:table-cell>
          <table:table-cell table:style-name="ce11" office:value-type="float" office:value="100000000" calcext:value-type="float">
            <text:p>100000000</text:p>
          </table:table-cell>
          <table:table-cell table:number-columns-repeated="3"/>
        </table:table-row>
        <table:table-row table:style-name="ro3">
          <table:table-cell table:number-columns-repeated="2"/>
          <table:covered-table-cell table:number-columns-repeated="2" table:style-name="ce4"/>
          <table:covered-table-cell table:style-name="ce23"/>
          <table:table-cell table:style-name="ce11" office:value-type="string" calcext:value-type="string">
            <text:p>Cycle Count:</text:p>
          </table:table-cell>
          <table:table-cell table:style-name="ce11" office:value-type="float" office:value="876265037" calcext:value-type="float">
            <text:p>876265037</text:p>
          </table:table-cell>
          <table:table-cell table:number-columns-repeated="3"/>
        </table:table-row>
        <table:table-row table:style-name="ro3">
          <table:table-cell table:number-columns-repeated="2"/>
          <table:covered-table-cell table:number-columns-repeated="2" table:style-name="ce4"/>
          <table:covered-table-cell table:style-name="ce23"/>
          <table:table-cell table:style-name="ce11" office:value-type="string" calcext:value-type="string">
            <text:p>Instruction Count:</text:p>
          </table:table-cell>
          <table:table-cell table:style-name="ce11" office:value-type="float" office:value="4410000350" calcext:value-type="float">
            <text:p>4410000350</text:p>
          </table:table-cell>
          <table:table-cell table:number-columns-repeated="3"/>
        </table:table-row>
        <table:table-row table:style-name="ro3">
          <table:table-cell table:number-columns-repeated="2"/>
          <table:covered-table-cell table:number-columns-repeated="2" table:style-name="ce4"/>
          <table:covered-table-cell table:style-name="ce23"/>
          <table:table-cell table:style-name="ce11" office:value-type="string" calcext:value-type="string">
            <text:p>L1 Miss Count: </text:p>
          </table:table-cell>
          <table:table-cell table:style-name="ce11" office:value-type="float" office:value="13797380" calcext:value-type="float">
            <text:p>13797380</text:p>
          </table:table-cell>
          <table:table-cell table:number-columns-repeated="3"/>
        </table:table-row>
        <table:table-row table:style-name="ro3">
          <table:table-cell table:number-columns-repeated="2"/>
          <table:covered-table-cell table:number-columns-repeated="2" table:style-name="ce4"/>
          <table:covered-table-cell table:style-name="ce23"/>
          <table:table-cell table:style-name="ce11" office:value-type="string" calcext:value-type="string">
            <text:p>Suggested Metric: </text:p>
          </table:table-cell>
          <table:table-cell table:style-name="ce11" office:value-type="string" calcext:value-type="string">
            <text:p>L1 Miss or Cycle</text:p>
          </table:table-cell>
          <table:table-cell table:number-columns-repeated="3"/>
        </table:table-row>
        <table:table-row table:style-name="ro3">
          <table:table-cell table:number-columns-repeated="2"/>
          <table:table-cell office:value-type="string" calcext:value-type="string" table:number-columns-spanned="1" table:number-rows-spanned="5">
            <text:p>Data Structure</text:p>
          </table:table-cell>
          <table:table-cell office:value-type="string" calcext:value-type="string" table:number-columns-spanned="1" table:number-rows-spanned="5">
            <text:p>DATAStructureBad.c</text:p>
          </table:table-cell>
          <table:table-cell office:value-type="string" calcext:value-type="string" table:number-columns-spanned="1" table:number-rows-spanned="5">
            <text:p>This code example shows a bad choice of data structure for the task, in this instance a linked list is used for storing multiple values when there is no particular need for it, resulting in slower access times when trying to display all of the stored data.</text:p>
          </table:table-cell>
          <table:table-cell office:value-type="string" calcext:value-type="string">
            <text:p>Array Size:</text:p>
          </table:table-cell>
          <table:table-cell office:value-type="float" office:value="10000" calcext:value-type="float">
            <text:p>10000</text:p>
          </table:table-cell>
          <table:table-cell table:number-columns-repeated="3"/>
        </table:table-row>
        <table:table-row table:style-name="ro3">
          <table:table-cell table:number-columns-repeated="2"/>
          <table:covered-table-cell table:number-columns-repeated="3"/>
          <table:table-cell office:value-type="string" calcext:value-type="string">
            <text:p>Cycle Count:</text:p>
          </table:table-cell>
          <table:table-cell office:value-type="float" office:value="365592427" calcext:value-type="float">
            <text:p>365592427</text:p>
          </table:table-cell>
          <table:table-cell table:number-columns-repeated="3"/>
        </table:table-row>
        <table:table-row table:style-name="ro3">
          <table:table-cell table:number-columns-repeated="2"/>
          <table:covered-table-cell table:number-columns-repeated="3"/>
          <table:table-cell office:value-type="string" calcext:value-type="string">
            <text:p>Instruction Count:</text:p>
          </table:table-cell>
          <table:table-cell office:value-type="float" office:value="354472460" calcext:value-type="float">
            <text:p>354472460</text:p>
          </table:table-cell>
          <table:table-cell table:number-columns-repeated="3"/>
        </table:table-row>
        <table:table-row table:style-name="ro3">
          <table:table-cell table:number-columns-repeated="2"/>
          <table:covered-table-cell table:number-columns-repeated="3"/>
          <table:table-cell office:value-type="string" calcext:value-type="string">
            <text:p>L1 Miss Count: </text:p>
          </table:table-cell>
          <table:table-cell office:value-type="float" office:value="25057466" calcext:value-type="float">
            <text:p>25057466</text:p>
          </table:table-cell>
          <table:table-cell table:number-columns-repeated="3"/>
        </table:table-row>
        <table:table-row table:style-name="ro4">
          <table:table-cell table:number-columns-repeated="2"/>
          <table:covered-table-cell table:number-columns-repeated="3"/>
          <table:table-cell office:value-type="string" calcext:value-type="string">
            <text:p>Suggested Metric: </text:p>
          </table:table-cell>
          <table:table-cell office:value-type="string" calcext:value-type="string">
            <text:p>L1 Miss or Cycle</text:p>
          </table:table-cell>
          <table:table-cell table:number-columns-repeated="3"/>
        </table:table-row>
        <table:table-row table:style-name="ro3">
          <table:table-cell table:number-columns-repeated="2"/>
          <table:table-cell table:style-name="ce4" office:value-type="string" calcext:value-type="string" table:number-columns-spanned="1" table:number-rows-spanned="5">
            <text:p>Data Structure Solution</text:p>
          </table:table-cell>
          <table:table-cell table:style-name="ce4" office:value-type="string" calcext:value-type="string" table:number-columns-spanned="1" table:number-rows-spanned="5">
            <text:p>DATAStructureGood.c</text:p>
          </table:table-cell>
          <table:table-cell table:style-name="ce23" office:value-type="string" calcext:value-type="string" table:number-columns-spanned="1" table:number-rows-spanned="5">
            <text:p>Solves the problem by using an array of structures, were each structure can contain the same data that the linked list also contained, but can be accessed much faster.</text:p>
          </table:table-cell>
          <table:table-cell table:style-name="ce11" office:value-type="string" calcext:value-type="string">
            <text:p>Array Size:</text:p>
          </table:table-cell>
          <table:table-cell table:style-name="ce11" office:value-type="float" office:value="10000" calcext:value-type="float">
            <text:p>10000</text:p>
          </table:table-cell>
          <table:table-cell table:number-columns-repeated="3"/>
        </table:table-row>
        <table:table-row table:style-name="ro3">
          <table:table-cell table:number-columns-repeated="2"/>
          <table:covered-table-cell table:number-columns-repeated="2" table:style-name="ce4"/>
          <table:covered-table-cell table:style-name="ce23"/>
          <table:table-cell table:style-name="ce11" office:value-type="string" calcext:value-type="string">
            <text:p>Cycle Count:</text:p>
          </table:table-cell>
          <table:table-cell table:style-name="ce11" office:value-type="float" office:value="2141945" calcext:value-type="float">
            <text:p>2141945</text:p>
          </table:table-cell>
          <table:table-cell table:number-columns-repeated="3"/>
        </table:table-row>
        <table:table-row table:style-name="ro3">
          <table:table-cell table:number-columns-repeated="2"/>
          <table:covered-table-cell table:number-columns-repeated="2" table:style-name="ce4"/>
          <table:covered-table-cell table:style-name="ce23"/>
          <table:table-cell table:style-name="ce11" office:value-type="string" calcext:value-type="string">
            <text:p>Instruction Count:</text:p>
          </table:table-cell>
          <table:table-cell table:style-name="ce11" office:value-type="float" office:value="2476433" calcext:value-type="float">
            <text:p>2476433</text:p>
          </table:table-cell>
          <table:table-cell table:number-columns-repeated="3"/>
        </table:table-row>
        <table:table-row table:style-name="ro3">
          <table:table-cell table:number-columns-repeated="2"/>
          <table:covered-table-cell table:number-columns-repeated="2" table:style-name="ce4"/>
          <table:covered-table-cell table:style-name="ce23"/>
          <table:table-cell table:style-name="ce11" office:value-type="string" calcext:value-type="string">
            <text:p>L1 Miss Count: </text:p>
          </table:table-cell>
          <table:table-cell table:style-name="ce11" office:value-type="float" office:value="248" calcext:value-type="float">
            <text:p>248</text:p>
          </table:table-cell>
          <table:table-cell table:number-columns-repeated="3"/>
        </table:table-row>
        <table:table-row table:style-name="ro3">
          <table:table-cell table:number-columns-repeated="2"/>
          <table:covered-table-cell table:number-columns-repeated="2" table:style-name="ce4"/>
          <table:covered-table-cell table:style-name="ce23"/>
          <table:table-cell table:style-name="ce11" office:value-type="string" calcext:value-type="string">
            <text:p>Suggested Metric: </text:p>
          </table:table-cell>
          <table:table-cell table:style-name="ce11" office:value-type="string" calcext:value-type="string">
            <text:p>L1 Miss or Cycle</text:p>
          </table:table-cell>
          <table:table-cell table:number-columns-repeated="3"/>
        </table:table-row>
        <table:table-row table:style-name="ro5">
          <table:table-cell table:number-columns-repeated="2"/>
          <table:table-cell office:value-type="string" calcext:value-type="string" table:number-columns-spanned="1" table:number-rows-spanned="5">
            <text:p>Expensive Computation</text:p>
          </table:table-cell>
          <table:table-cell office:value-type="string" calcext:value-type="string" table:number-columns-spanned="1" table:number-rows-spanned="5">
            <text:p>EXPENSIVEComputationBad.c</text:p>
          </table:table-cell>
          <table:table-cell office:value-type="string" calcext:value-type="string" table:number-columns-spanned="1" table:number-rows-spanned="5">
            <text:p>This code example contains an unnecessarily expensive computation. It uses <text:s/>the pow() function to calculate the square of a given number, instead of a simple multiplication (x * x). The use of the pow() function introduces substantial overhead, making it a less efficient choice for this particular computation.</text:p>
          </table:table-cell>
          <table:table-cell office:value-type="string" calcext:value-type="string">
            <text:p>Number of Loops:</text:p>
          </table:table-cell>
          <table:table-cell office:value-type="float" office:value="100000000" calcext:value-type="float">
            <text:p>100000000</text:p>
          </table:table-cell>
          <table:table-cell table:number-columns-repeated="3"/>
        </table:table-row>
        <table:table-row table:style-name="ro5">
          <table:table-cell table:number-columns-repeated="2"/>
          <table:covered-table-cell table:number-columns-repeated="3"/>
          <table:table-cell office:value-type="string" calcext:value-type="string">
            <text:p>Cycle Count:</text:p>
          </table:table-cell>
          <table:table-cell office:value-type="float" office:value="4095467472" calcext:value-type="float">
            <text:p>4095467472</text:p>
          </table:table-cell>
          <table:table-cell table:number-columns-repeated="3"/>
        </table:table-row>
        <table:table-row table:style-name="ro5">
          <table:table-cell table:number-columns-repeated="2"/>
          <table:covered-table-cell table:number-columns-repeated="3"/>
          <table:table-cell office:value-type="string" calcext:value-type="string">
            <text:p>Instruction Count:</text:p>
          </table:table-cell>
          <table:table-cell office:value-type="float" office:value="14000000651" calcext:value-type="float">
            <text:p>14000000651</text:p>
          </table:table-cell>
          <table:table-cell table:number-columns-repeated="3"/>
        </table:table-row>
        <table:table-row table:style-name="ro5">
          <table:table-cell table:number-columns-repeated="2"/>
          <table:covered-table-cell table:number-columns-repeated="3"/>
          <table:table-cell office:value-type="string" calcext:value-type="string">
            <text:p>L1 Miss Count: </text:p>
          </table:table-cell>
          <table:table-cell office:value-type="float" office:value="7884" calcext:value-type="float">
            <text:p>7884</text:p>
          </table:table-cell>
          <table:table-cell table:number-columns-repeated="3"/>
        </table:table-row>
        <table:table-row table:style-name="ro5">
          <table:table-cell table:number-columns-repeated="2"/>
          <table:covered-table-cell table:number-columns-repeated="3"/>
          <table:table-cell office:value-type="string" calcext:value-type="string">
            <text:p>Suggested Metric: </text:p>
          </table:table-cell>
          <table:table-cell office:value-type="string" calcext:value-type="string">
            <text:p>Cycle</text:p>
          </table:table-cell>
          <table:table-cell table:number-columns-repeated="3"/>
        </table:table-row>
        <table:table-row table:style-name="ro3">
          <table:table-cell table:number-columns-repeated="2"/>
          <table:table-cell table:style-name="ce4" office:value-type="string" calcext:value-type="string" table:number-columns-spanned="1" table:number-rows-spanned="5">
            <text:p>Expensive Computation Solution</text:p>
          </table:table-cell>
          <table:table-cell table:style-name="ce4" office:value-type="string" calcext:value-type="string" table:number-columns-spanned="1" table:number-rows-spanned="5">
            <text:p>EXPENSIVEComputationGood.c</text:p>
          </table:table-cell>
          <table:table-cell table:style-name="ce23" office:value-type="string" calcext:value-type="string" table:number-columns-spanned="1" table:number-rows-spanned="5">
            <text:p>Solves the problem by using the more efficient (x * x).</text:p>
          </table:table-cell>
          <table:table-cell table:style-name="ce11" office:value-type="string" calcext:value-type="string">
            <text:p>Number of Loops:</text:p>
          </table:table-cell>
          <table:table-cell table:style-name="ce11" office:value-type="float" office:value="100000000" calcext:value-type="float">
            <text:p>100000000</text:p>
          </table:table-cell>
          <table:table-cell table:number-columns-repeated="3"/>
        </table:table-row>
        <table:table-row table:style-name="ro3">
          <table:table-cell table:number-columns-repeated="2"/>
          <table:covered-table-cell table:number-columns-repeated="2" table:style-name="ce4"/>
          <table:covered-table-cell table:style-name="ce23"/>
          <table:table-cell table:style-name="ce11" office:value-type="string" calcext:value-type="string">
            <text:p>Cycle Count:</text:p>
          </table:table-cell>
          <table:table-cell table:style-name="ce11" office:value-type="float" office:value="359740386" calcext:value-type="float">
            <text:p>359740386</text:p>
          </table:table-cell>
          <table:table-cell table:number-columns-repeated="3"/>
        </table:table-row>
        <table:table-row table:style-name="ro3">
          <table:table-cell table:number-columns-repeated="2"/>
          <table:covered-table-cell table:number-columns-repeated="2" table:style-name="ce4"/>
          <table:covered-table-cell table:style-name="ce23"/>
          <table:table-cell table:style-name="ce11" office:value-type="string" calcext:value-type="string">
            <text:p>Instruction Count:</text:p>
          </table:table-cell>
          <table:table-cell table:style-name="ce11" office:value-type="float" office:value="700000287" calcext:value-type="float">
            <text:p>700000287</text:p>
          </table:table-cell>
          <table:table-cell table:number-columns-repeated="3"/>
        </table:table-row>
        <table:table-row table:style-name="ro3">
          <table:table-cell table:number-columns-repeated="2"/>
          <table:covered-table-cell table:number-columns-repeated="2" table:style-name="ce4"/>
          <table:covered-table-cell table:style-name="ce23"/>
          <table:table-cell table:style-name="ce11" office:value-type="string" calcext:value-type="string">
            <text:p>L1 Miss Count: </text:p>
          </table:table-cell>
          <table:table-cell table:style-name="ce11" office:value-type="float" office:value="237" calcext:value-type="float">
            <text:p>237</text:p>
          </table:table-cell>
          <table:table-cell table:number-columns-repeated="3"/>
        </table:table-row>
        <table:table-row table:style-name="ro3">
          <table:table-cell table:number-columns-repeated="2"/>
          <table:covered-table-cell table:number-columns-repeated="2" table:style-name="ce4"/>
          <table:covered-table-cell table:style-name="ce23"/>
          <table:table-cell table:style-name="ce11" office:value-type="string" calcext:value-type="string">
            <text:p>Suggested Metric: </text:p>
          </table:table-cell>
          <table:table-cell table:style-name="ce11" office:value-type="string" calcext:value-type="string">
            <text:p>Cycle</text:p>
          </table:table-cell>
          <table:table-cell table:number-columns-repeated="3"/>
        </table:table-row>
        <table:table-row table:style-name="ro5">
          <table:table-cell table:number-columns-repeated="2"/>
          <table:table-cell table:style-name="ce7" office:value-type="string" calcext:value-type="string" table:number-columns-spanned="1" table:number-rows-spanned="5">
            <text:p>False Sharing</text:p>
          </table:table-cell>
          <table:table-cell table:style-name="ce12" office:value-type="string" calcext:value-type="string" table:number-columns-spanned="1" table:number-rows-spanned="5">
            <text:p>FALSESharingBad.c</text:p>
          </table:table-cell>
          <table:table-cell table:style-name="ce18" office:value-type="string" calcext:value-type="string" table:number-columns-spanned="1" table:number-rows-spanned="5">
            <text:p>This code example demonstrates a false sharing issue through a deliberate allocation of a vector, where each thread is assigned specific positions within the vector. Consequently, the vector spans across one or more cache lines, with each element belonging to a different thread. By simultaneously altering their respective values, the threads inadvertently trigger cache line invalidation, affecting not only their own values but also those of other threads. This necessitates a wait period as the cache refreshes the values from memory.</text:p>
          </table:table-cell>
          <table:table-cell office:value-type="string" calcext:value-type="string">
            <text:p>Number of Loops:</text:p>
          </table:table-cell>
          <table:table-cell office:value-type="float" office:value="100000000" calcext:value-type="float">
            <text:p>100000000</text:p>
          </table:table-cell>
          <table:table-cell table:number-columns-repeated="3"/>
        </table:table-row>
        <table:table-row table:style-name="ro5">
          <table:table-cell table:number-columns-repeated="2"/>
          <table:covered-table-cell table:number-columns-repeated="2" table:style-name="ce7"/>
          <table:covered-table-cell table:style-name="ce19"/>
          <table:table-cell office:value-type="string" calcext:value-type="string">
            <text:p>Cycle Count:</text:p>
          </table:table-cell>
          <table:table-cell office:value-type="float" office:value="2447757804" calcext:value-type="float">
            <text:p>2447757804</text:p>
          </table:table-cell>
          <table:table-cell table:number-columns-repeated="3"/>
        </table:table-row>
        <table:table-row table:style-name="ro5">
          <table:table-cell table:number-columns-repeated="2"/>
          <table:covered-table-cell table:number-columns-repeated="2" table:style-name="ce7"/>
          <table:covered-table-cell table:style-name="ce19"/>
          <table:table-cell office:value-type="string" calcext:value-type="string">
            <text:p>Instruction Count: </text:p>
          </table:table-cell>
          <table:table-cell office:value-type="float" office:value="1000000493" calcext:value-type="float">
            <text:p>1000000493</text:p>
          </table:table-cell>
          <table:table-cell table:number-columns-repeated="3"/>
        </table:table-row>
        <table:table-row table:style-name="ro6">
          <table:table-cell table:number-columns-repeated="2"/>
          <table:covered-table-cell table:number-columns-repeated="2" table:style-name="ce7"/>
          <table:covered-table-cell table:style-name="ce19"/>
          <table:table-cell office:value-type="string" calcext:value-type="string">
            <text:p>L1 Miss Count: </text:p>
          </table:table-cell>
          <table:table-cell office:value-type="float" office:value="12748380" calcext:value-type="float">
            <text:p>12748380</text:p>
          </table:table-cell>
          <table:table-cell table:number-columns-repeated="3"/>
        </table:table-row>
        <table:table-row table:style-name="ro7">
          <table:table-cell table:number-columns-repeated="2"/>
          <table:covered-table-cell table:number-columns-repeated="2" table:style-name="ce7"/>
          <table:covered-table-cell table:style-name="ce19"/>
          <table:table-cell office:value-type="string" calcext:value-type="string">
            <text:p>Suggested Metric: </text:p>
          </table:table-cell>
          <table:table-cell office:value-type="string" calcext:value-type="string">
            <text:p>L1 Miss or Cycle</text:p>
          </table:table-cell>
          <table:table-cell table:number-columns-repeated="3"/>
        </table:table-row>
        <table:table-row table:style-name="ro5">
          <table:table-cell table:number-columns-repeated="2"/>
          <table:table-cell table:style-name="ce6" office:value-type="string" calcext:value-type="string" table:number-columns-spanned="1" table:number-rows-spanned="5">
            <text:p>False Sharing Solution</text:p>
          </table:table-cell>
          <table:table-cell table:style-name="ce6" office:value-type="string" calcext:value-type="string" table:number-columns-spanned="1" table:number-rows-spanned="5">
            <text:p>FALSESharingGood.c</text:p>
          </table:table-cell>
          <table:table-cell table:style-name="ce20" office:value-type="string" calcext:value-type="string" table:number-columns-spanned="1" table:number-rows-spanned="5">
            <text:p>Solves the problem by giving each thread a padded structure instead of just a value, this way each thread’s data has their own cache line, making it so they dont interfere with eachother.</text:p>
          </table:table-cell>
          <table:table-cell table:style-name="ce11" office:value-type="string" calcext:value-type="string">
            <text:p>Number of Loops:</text:p>
          </table:table-cell>
          <table:table-cell table:style-name="ce11" office:value-type="float" office:value="100000000" calcext:value-type="float">
            <text:p>100000000</text:p>
          </table:table-cell>
          <table:table-cell table:number-columns-repeated="3"/>
        </table:table-row>
        <table:table-row table:style-name="ro5">
          <table:table-cell table:number-columns-repeated="2"/>
          <table:covered-table-cell table:number-columns-repeated="2" table:style-name="ce9"/>
          <table:covered-table-cell table:style-name="ce21"/>
          <table:table-cell table:style-name="ce11" office:value-type="string" calcext:value-type="string">
            <text:p>Cycle Count:</text:p>
          </table:table-cell>
          <table:table-cell table:style-name="ce11" office:value-type="float" office:value="445639683" calcext:value-type="float">
            <text:p>445639683</text:p>
          </table:table-cell>
          <table:table-cell table:number-columns-repeated="3"/>
        </table:table-row>
        <table:table-row table:style-name="ro5">
          <table:table-cell table:number-columns-repeated="2"/>
          <table:covered-table-cell table:number-columns-repeated="2" table:style-name="ce9"/>
          <table:covered-table-cell table:style-name="ce21"/>
          <table:table-cell table:style-name="ce11" office:value-type="string" calcext:value-type="string">
            <text:p>Instruction Count:</text:p>
          </table:table-cell>
          <table:table-cell table:style-name="ce11" office:value-type="float" office:value="1000000300" calcext:value-type="float">
            <text:p>1000000300</text:p>
          </table:table-cell>
          <table:table-cell table:number-columns-repeated="3"/>
        </table:table-row>
        <table:table-row table:style-name="ro5">
          <table:table-cell table:number-columns-repeated="2"/>
          <table:covered-table-cell table:number-columns-repeated="2" table:style-name="ce9"/>
          <table:covered-table-cell table:style-name="ce21"/>
          <table:table-cell table:style-name="ce11" office:value-type="string" calcext:value-type="string">
            <text:p>L1 Miss Count: </text:p>
          </table:table-cell>
          <table:table-cell table:style-name="ce11" office:value-type="float" office:value="2115" calcext:value-type="float">
            <text:p>2115</text:p>
          </table:table-cell>
          <table:table-cell table:number-columns-repeated="3"/>
        </table:table-row>
        <table:table-row table:style-name="ro6">
          <table:table-cell table:number-columns-repeated="2"/>
          <table:covered-table-cell table:number-columns-repeated="2" table:style-name="ce9"/>
          <table:covered-table-cell table:style-name="ce21"/>
          <table:table-cell table:style-name="ce11" office:value-type="string" calcext:value-type="string">
            <text:p>Suggested Metric: </text:p>
          </table:table-cell>
          <table:table-cell table:style-name="ce11" office:value-type="string" calcext:value-type="string">
            <text:p>L1 Miss or Cycle</text:p>
          </table:table-cell>
          <table:table-cell table:number-columns-repeated="3"/>
        </table:table-row>
        <table:table-row table:style-name="ro5">
          <table:table-cell table:number-columns-repeated="2"/>
          <table:table-cell table:style-name="ce7" office:value-type="string" calcext:value-type="string" table:number-columns-spanned="1" table:number-rows-spanned="5">
            <text:p>SIMDParallelism</text:p>
          </table:table-cell>
          <table:table-cell table:style-name="ce12" office:value-type="string" calcext:value-type="string" table:number-columns-spanned="1" table:number-rows-spanned="5">
            <text:p>SIMDParallelismBad.c</text:p>
          </table:table-cell>
          <table:table-cell table:style-name="ce18" office:value-type="string" calcext:value-type="string" table:number-columns-spanned="1" table:number-rows-spanned="5">
            <text:p>This code example demonstrates a missed SIMD parallelism issue, by not taking advantage of SIMD (AVX2) to make computations on vectors, instead it computes value by value using regular instructions</text:p>
          </table:table-cell>
          <table:table-cell office:value-type="string" calcext:value-type="string">
            <text:p>Array Size:</text:p>
          </table:table-cell>
          <table:table-cell office:value-type="float" office:value="100000000" calcext:value-type="float">
            <text:p>100000000</text:p>
          </table:table-cell>
          <table:table-cell table:number-columns-repeated="3"/>
        </table:table-row>
        <table:table-row table:style-name="ro5">
          <table:table-cell table:number-columns-repeated="2"/>
          <table:covered-table-cell table:number-columns-repeated="2" table:style-name="ce7"/>
          <table:covered-table-cell table:style-name="ce19"/>
          <table:table-cell office:value-type="string" calcext:value-type="string">
            <text:p>Cycle Count:</text:p>
          </table:table-cell>
          <table:table-cell office:value-type="float" office:value="16605902775" calcext:value-type="float">
            <text:p>16605902775</text:p>
          </table:table-cell>
          <table:table-cell table:number-columns-repeated="3"/>
        </table:table-row>
        <table:table-row table:style-name="ro5">
          <table:table-cell table:number-columns-repeated="2"/>
          <table:covered-table-cell table:number-columns-repeated="2" table:style-name="ce7"/>
          <table:covered-table-cell table:style-name="ce19"/>
          <table:table-cell office:value-type="string" calcext:value-type="string">
            <text:p>Instruction Count: </text:p>
          </table:table-cell>
          <table:table-cell office:value-type="float" office:value="23002930593" calcext:value-type="float">
            <text:p>23002930593</text:p>
          </table:table-cell>
          <table:table-cell table:number-columns-repeated="3"/>
        </table:table-row>
        <table:table-row table:style-name="ro5">
          <table:table-cell table:number-columns-repeated="2"/>
          <table:covered-table-cell table:number-columns-repeated="2" table:style-name="ce7"/>
          <table:covered-table-cell table:style-name="ce19"/>
          <table:table-cell office:value-type="string" calcext:value-type="string">
            <text:p>L1 Miss Count: </text:p>
          </table:table-cell>
          <table:table-cell office:value-type="float" office:value="2677753" calcext:value-type="float">
            <text:p>2677753</text:p>
          </table:table-cell>
          <table:table-cell table:number-columns-repeated="3"/>
        </table:table-row>
        <table:table-row table:style-name="ro5">
          <table:table-cell table:number-columns-repeated="2"/>
          <table:covered-table-cell table:number-columns-repeated="2" table:style-name="ce7"/>
          <table:covered-table-cell table:style-name="ce19"/>
          <table:table-cell office:value-type="string" calcext:value-type="string">
            <text:p>Suggested Metric: </text:p>
          </table:table-cell>
          <table:table-cell office:value-type="string" calcext:value-type="string">
            <text:p>Cycle or Instruction</text:p>
          </table:table-cell>
          <table:table-cell table:number-columns-repeated="3"/>
        </table:table-row>
        <table:table-row table:style-name="ro5">
          <table:table-cell table:number-columns-repeated="2"/>
          <table:table-cell table:style-name="ce6" office:value-type="string" calcext:value-type="string" table:number-columns-spanned="1" table:number-rows-spanned="5">
            <text:p>SIMDParallelism Solution</text:p>
          </table:table-cell>
          <table:table-cell table:style-name="ce6" office:value-type="string" calcext:value-type="string" table:number-columns-spanned="1" table:number-rows-spanned="5">
            <text:p>SIMDParallelismGood.c</text:p>
          </table:table-cell>
          <table:table-cell table:style-name="ce20" office:value-type="string" calcext:value-type="string" table:number-columns-spanned="1" table:number-rows-spanned="5">
            <text:p>Solves the problem by using SIMD instructions (AVX2) to make the computations on the vectors parallelized</text:p>
          </table:table-cell>
          <table:table-cell table:style-name="ce11" office:value-type="string" calcext:value-type="string">
            <text:p>Array Size:</text:p>
          </table:table-cell>
          <table:table-cell table:style-name="ce11" office:value-type="float" office:value="1000000000" calcext:value-type="float">
            <text:p>1000000000</text:p>
          </table:table-cell>
          <table:table-cell table:number-columns-repeated="3"/>
        </table:table-row>
        <table:table-row table:style-name="ro5">
          <table:table-cell table:number-columns-repeated="2"/>
          <table:covered-table-cell table:number-columns-repeated="2" table:style-name="ce9"/>
          <table:covered-table-cell table:style-name="ce21"/>
          <table:table-cell table:style-name="ce11" office:value-type="string" calcext:value-type="string">
            <text:p>Cycle Count:</text:p>
          </table:table-cell>
          <table:table-cell table:style-name="ce11" office:value-type="float" office:value="5983145185" calcext:value-type="float">
            <text:p>5983145185</text:p>
          </table:table-cell>
          <table:table-cell table:number-columns-repeated="3"/>
        </table:table-row>
        <table:table-row table:style-name="ro5">
          <table:table-cell table:number-columns-repeated="2"/>
          <table:covered-table-cell table:number-columns-repeated="2" table:style-name="ce9"/>
          <table:covered-table-cell table:style-name="ce21"/>
          <table:table-cell table:style-name="ce11" office:value-type="string" calcext:value-type="string">
            <text:p>Instruction Count:</text:p>
          </table:table-cell>
          <table:table-cell table:style-name="ce11" office:value-type="string" calcext:value-type="string">
            <text:p>5502930226.2</text:p>
          </table:table-cell>
          <table:table-cell table:number-columns-repeated="3"/>
        </table:table-row>
        <table:table-row table:style-name="ro5">
          <table:table-cell table:number-columns-repeated="2"/>
          <table:covered-table-cell table:number-columns-repeated="2" table:style-name="ce9"/>
          <table:covered-table-cell table:style-name="ce21"/>
          <table:table-cell table:style-name="ce11" office:value-type="string" calcext:value-type="string">
            <text:p>L1 Miss Count: </text:p>
          </table:table-cell>
          <table:table-cell table:style-name="ce11" office:value-type="float" office:value="4641229" calcext:value-type="float">
            <text:p>4641229</text:p>
          </table:table-cell>
          <table:table-cell table:number-columns-repeated="3"/>
        </table:table-row>
        <table:table-row table:style-name="ro5">
          <table:table-cell table:number-columns-repeated="2"/>
          <table:covered-table-cell table:number-columns-repeated="2" table:style-name="ce9"/>
          <table:covered-table-cell table:style-name="ce21"/>
          <table:table-cell table:style-name="ce11" office:value-type="string" calcext:value-type="string">
            <text:p>Suggested Metric: </text:p>
          </table:table-cell>
          <table:table-cell table:style-name="ce11" office:value-type="string" calcext:value-type="string">
            <text:p>Cycle or Instruction</text:p>
          </table:table-cell>
          <table:table-cell table:number-columns-repeated="3"/>
        </table:table-row>
        <table:table-row table:style-name="ro5">
          <table:table-cell table:number-columns-repeated="2"/>
          <table:table-cell table:style-name="ce7" office:value-type="string" calcext:value-type="string" table:number-columns-spanned="1" table:number-rows-spanned="5">
            <text:p>THREADSParallelism</text:p>
          </table:table-cell>
          <table:table-cell table:style-name="ce12" office:value-type="string" calcext:value-type="string" table:number-columns-spanned="1" table:number-rows-spanned="5">
            <text:p>THREADSParallelismBad.c</text:p>
          </table:table-cell>
          <table:table-cell table:style-name="ce18" office:value-type="string" calcext:value-type="string" table:number-columns-spanned="1" table:number-rows-spanned="5">
            <text:p>This code example demonstrates a missed thread parallelism oportunity, by not taking advantage of multithreaded code, the program takes longer than necessary to perform an easily parallelizable task.</text:p>
          </table:table-cell>
          <table:table-cell office:value-type="string" calcext:value-type="string">
            <text:p>Array Size:</text:p>
          </table:table-cell>
          <table:table-cell office:value-type="float" office:value="100000000" calcext:value-type="float">
            <text:p>100000000</text:p>
          </table:table-cell>
          <table:table-cell table:number-columns-repeated="3"/>
        </table:table-row>
        <table:table-row table:style-name="ro5">
          <table:table-cell table:number-columns-repeated="2"/>
          <table:covered-table-cell table:number-columns-repeated="2" table:style-name="ce7"/>
          <table:covered-table-cell table:style-name="ce19"/>
          <table:table-cell office:value-type="string" calcext:value-type="string">
            <text:p>Cycle Count:</text:p>
          </table:table-cell>
          <table:table-cell office:value-type="float" office:value="909148988" calcext:value-type="float">
            <text:p>909148988</text:p>
          </table:table-cell>
          <table:table-cell table:number-columns-repeated="3"/>
        </table:table-row>
        <table:table-row table:style-name="ro5">
          <table:table-cell table:number-columns-repeated="2"/>
          <table:covered-table-cell table:number-columns-repeated="2" table:style-name="ce7"/>
          <table:covered-table-cell table:style-name="ce19"/>
          <table:table-cell office:value-type="string" calcext:value-type="string">
            <text:p>Instruction Count: </text:p>
          </table:table-cell>
          <table:table-cell office:value-type="float" office:value="1200000336" calcext:value-type="float">
            <text:p>1200000336</text:p>
          </table:table-cell>
          <table:table-cell table:number-columns-repeated="3"/>
        </table:table-row>
        <table:table-row table:style-name="ro5">
          <table:table-cell table:number-columns-repeated="2"/>
          <table:covered-table-cell table:number-columns-repeated="2" table:style-name="ce7"/>
          <table:covered-table-cell table:style-name="ce19"/>
          <table:table-cell office:value-type="string" calcext:value-type="string">
            <text:p>L1 Miss Count: </text:p>
          </table:table-cell>
          <table:table-cell office:value-type="float" office:value="6263979" calcext:value-type="float">
            <text:p>6263979</text:p>
          </table:table-cell>
          <table:table-cell table:number-columns-repeated="3"/>
        </table:table-row>
        <table:table-row table:style-name="ro5">
          <table:table-cell table:number-columns-repeated="2"/>
          <table:covered-table-cell table:number-columns-repeated="2" table:style-name="ce7"/>
          <table:covered-table-cell table:style-name="ce19"/>
          <table:table-cell office:value-type="string" calcext:value-type="string">
            <text:p>Suggested Metric: </text:p>
          </table:table-cell>
          <table:table-cell office:value-type="string" calcext:value-type="string">
            <text:p>Cycle</text:p>
          </table:table-cell>
          <table:table-cell table:number-columns-repeated="3"/>
        </table:table-row>
        <table:table-row table:style-name="ro5">
          <table:table-cell table:number-columns-repeated="2"/>
          <table:table-cell table:style-name="ce6" office:value-type="string" calcext:value-type="string" table:number-columns-spanned="1" table:number-rows-spanned="5">
            <text:p>THREADSParallelism Solution</text:p>
          </table:table-cell>
          <table:table-cell table:style-name="ce6" office:value-type="string" calcext:value-type="string" table:number-columns-spanned="1" table:number-rows-spanned="5">
            <text:p>THREADSParallelismGood.c</text:p>
          </table:table-cell>
          <table:table-cell table:style-name="ce20" office:value-type="string" calcext:value-type="string" table:number-columns-spanned="1" table:number-rows-spanned="5">
            <text:p>Solves the problem by using threads, splitting the computations equally among threads, to speed up the execution.</text:p>
          </table:table-cell>
          <table:table-cell table:style-name="ce11" office:value-type="string" calcext:value-type="string">
            <text:p>Array Size:</text:p>
          </table:table-cell>
          <table:table-cell table:style-name="ce11" office:value-type="float" office:value="100000000" calcext:value-type="float">
            <text:p>100000000</text:p>
          </table:table-cell>
          <table:table-cell table:number-columns-repeated="3"/>
        </table:table-row>
        <table:table-row table:style-name="ro5">
          <table:table-cell table:number-columns-repeated="2"/>
          <table:covered-table-cell table:number-columns-repeated="2" table:style-name="ce9"/>
          <table:covered-table-cell table:style-name="ce21"/>
          <table:table-cell table:style-name="ce11" office:value-type="string" calcext:value-type="string">
            <text:p>Cycle Count:</text:p>
          </table:table-cell>
          <table:table-cell table:style-name="ce11" office:value-type="float" office:value="494260258" calcext:value-type="float">
            <text:p>494260258</text:p>
          </table:table-cell>
          <table:table-cell table:number-columns-repeated="3"/>
        </table:table-row>
        <table:table-row table:style-name="ro5">
          <table:table-cell table:number-columns-repeated="2"/>
          <table:covered-table-cell table:number-columns-repeated="2" table:style-name="ce9"/>
          <table:covered-table-cell table:style-name="ce21"/>
          <table:table-cell table:style-name="ce11" office:value-type="string" calcext:value-type="string">
            <text:p>Instruction Count:</text:p>
          </table:table-cell>
          <table:table-cell table:style-name="ce11" office:value-type="float" office:value="400000333" calcext:value-type="float">
            <text:p>400000333</text:p>
          </table:table-cell>
          <table:table-cell table:number-columns-repeated="3"/>
        </table:table-row>
        <table:table-row table:style-name="ro5">
          <table:table-cell table:number-columns-repeated="2"/>
          <table:covered-table-cell table:number-columns-repeated="2" table:style-name="ce9"/>
          <table:covered-table-cell table:style-name="ce21"/>
          <table:table-cell table:style-name="ce11" office:value-type="string" calcext:value-type="string">
            <text:p>L1 Miss Count: </text:p>
          </table:table-cell>
          <table:table-cell table:style-name="ce11" office:value-type="float" office:value="3574238" calcext:value-type="float">
            <text:p>3574238</text:p>
          </table:table-cell>
          <table:table-cell table:number-columns-repeated="3"/>
        </table:table-row>
        <table:table-row table:style-name="ro5">
          <table:table-cell table:number-columns-repeated="2"/>
          <table:covered-table-cell table:number-columns-repeated="2" table:style-name="ce9"/>
          <table:covered-table-cell table:style-name="ce21"/>
          <table:table-cell table:style-name="ce11" office:value-type="string" calcext:value-type="string">
            <text:p>Suggested Metric: </text:p>
          </table:table-cell>
          <table:table-cell table:style-name="ce11" office:value-type="string" calcext:value-type="string">
            <text:p>Cycle</text:p>
          </table:table-cell>
          <table:table-cell table:number-columns-repeated="3"/>
        </table:table-row>
      </table:table>
      <table:table table:name="Tasks" table:style-name="ta1">
        <table:table-column table:style-name="co9" table:default-cell-style-name="ce31"/>
        <table:table-column table:style-name="co10" table:default-cell-style-name="ce31"/>
        <table:table-column table:style-name="co11" table:default-cell-style-name="ce31"/>
        <table:table-column table:style-name="co12" table:default-cell-style-name="ce31"/>
        <table:table-column table:style-name="co13" table:default-cell-style-name="ce31"/>
        <table:table-column table:style-name="co14" table:default-cell-style-name="ce31"/>
        <table:table-column table:style-name="co15" table:default-cell-style-name="ce31"/>
        <table:table-column table:style-name="co1" table:number-columns-repeated="1017" table:default-cell-style-name="ce31"/>
        <table:table-row table:style-name="ro8">
          <table:table-cell table:number-columns-repeated="1024"/>
        </table:table-row>
        <table:table-row table:style-name="ro2">
          <table:table-cell/>
          <table:table-cell table:style-name="ce32" office:value-type="string" calcext:value-type="string">
            <text:p>Issue</text:p>
          </table:table-cell>
          <table:table-cell table:style-name="ce36" office:value-type="string" calcext:value-type="string">
            <text:p>Architecture</text:p>
          </table:table-cell>
          <table:table-cell table:style-name="ce36" office:value-type="string" calcext:value-type="string">
            <text:p>Performance</text:p>
          </table:table-cell>
          <table:table-cell table:style-name="ce36" office:value-type="string" calcext:value-type="string">
            <text:p>Code</text:p>
          </table:table-cell>
          <table:table-cell table:style-name="ce36" office:value-type="string" calcext:value-type="string">
            <text:p>Task</text:p>
          </table:table-cell>
          <table:table-cell table:style-name="ce36" office:value-type="string" calcext:value-type="string">
            <text:p>Output</text:p>
          </table:table-cell>
          <table:table-cell table:number-columns-repeated="1017"/>
        </table:table-row>
        <table:table-row table:style-name="ro9">
          <table:table-cell/>
          <table:table-cell table:style-name="ce33" office:value-type="string" calcext:value-type="string">
            <text:p>False sharing</text:p>
          </table:table-cell>
          <table:table-cell table:style-name="ce33" office:value-type="string" calcext:value-type="string">
            <text:p>Intel Skylake CPU (Intel(R) Core(TM) i7-10750H CPU @ 2.60GHz) \n 64 Byte Cache Line Size, 6 Cores, SSE, AVX, AVX2 Capable \n 32kB L1, 256kB L2, 12MB L3, 24GB DRAM \n</text:p>
          </table:table-cell>
          <table:table-cell table:style-name="ce33" office:value-type="string" calcext:value-type="string">
            <text:p>Number of Loops: 100000000 \n Cycle Count: 2447757804 \n Instruction Count: 1000000493 \n L1 Miss Count: 12748380, Suggested Metric: L1 Miss or Cycle</text:p>
          </table:table-cell>
          <table:table-cell table:style-name="ce33" office:value-type="string" calcext:value-type="string">
            <text:p>#include &lt;stdio.h&gt;\n#include &lt;stdlib.h&gt;\n#include &lt;pthread.h&gt;\n#include &lt;stdbool.h&gt;\n\n#define NUM_THREADS 6\nlong NUM_ITERATIONS;\n\nlong *data;\n\nvoid *thread_function( void *args )\n{\n <text:s text:c="3"/>long i;\n <text:s text:c="3"/>long j = (long)args;\n\n <text:s text:c="3"/>for ( i = 0; i &lt; NUM_ITERATIONS; i++ )\n <text:s text:c="3"/>{\n <text:s text:c="7"/>data[j] = i;\n <text:s text:c="3"/>}\n\n <text:s text:c="3"/>return NULL;\n}\n\n\nint main() {\n <text:s text:c="3"/>\n <text:s text:c="3"/>NUM_ITERATIONS = 100000000;\n\n <text:s text:c="3"/>//INITIALIZE STUFF\n <text:s text:c="3"/>long i;\n <text:s text:c="3"/>pthread_t ids[NUM_THREADS];\n <text:s text:c="3"/>double d;\n\n <text:s text:c="3"/>data = (long*)malloc( sizeof(long)*NUM_THREADS );\n\n <text:s text:c="3"/>//FILL DATA ARRAY\n <text:s text:c="3"/>for ( i = 0; i &lt; NUM_THREADS; i++ )\n <text:s text:c="3"/>{\n <text:s text:c="7"/>data[i] = 0;\n <text:s text:c="3"/>}\n\n <text:s text:c="3"/>for ( i = 0; i &lt; NUM_THREADS; i++ )\n <text:s text:c="3"/>{\n <text:s text:c="7"/>pthread_create( ids+i, NULL, thread_function, (void*)i );\n <text:s text:c="3"/>}\n\n <text:s text:c="3"/>for ( i = 0; i &lt; NUM_THREADS; i++ )\n <text:s text:c="3"/>{\n <text:s text:c="7"/>pthread_join( ids[i], NULL );\n <text:s text:c="3"/>}\n\n <text:s text:c="3"/>free(data);\n\n <text:s text:c="3"/>return 0;\n}\n</text:p>
          </table:table-cell>
          <table:table-cell table:style-name="ce33" office:value-type="string" calcext:value-type="string">
            <text:p>I am having a poor performance what could be the reason?</text:p>
          </table:table-cell>
          <table:table-cell table:style-name="ce33" office:value-type="string" calcext:value-type="string">
            <text:p>This code example demonstrates a false sharing issue through a deliberate allocation of a vector, where each thread is assigned specific positions within the vector. Consequently, the vector spans across one or more cache lines, with each element belonging to a different thread. By simultaneously altering their respective values, the threads inadvertently trigger cache line invalidation, affecting not only their own values but also those of other threads. This necessitates a wait period as the cache refreshes the values from memory.</text:p>
          </table:table-cell>
          <table:table-cell table:number-columns-repeated="1017"/>
        </table:table-row>
        <table:table-row table:style-name="ro10">
          <table:table-cell/>
          <table:table-cell table:style-name="ce34" office:value-type="string" calcext:value-type="string">
            <text:p>Data Locality</text:p>
          </table:table-cell>
          <table:table-cell table:style-name="ce34" office:value-type="string" calcext:value-type="string">
            <text:p>Intel Skylake CPU (Intel(R) Core(TM) i7-10750H CPU @ 2.60GHz) \n 64 Byte Cache Line Size, 6 Cores, SSE, AVX, AVX2 Capable \n 32kB L1, 256kB L2, 12MB L3, 24GB DRAM \n</text:p>
          </table:table-cell>
          <table:table-cell table:style-name="ce34" office:value-type="string" calcext:value-type="string">
            <text:p>Array Size: 10000000 \n Cycle Count: 3120895972 \n Instruction Count: 4320000717 \n L1 Miss Count: 183548367, Suggested Metric: L1 Miss or Cycle</text:p>
          </table:table-cell>
          <table:table-cell table:style-name="ce34" office:value-type="string" calcext:value-type="string">
            <text:p>#include &lt;stdio.h&gt;\n#include &lt;stdlib.h&gt;\n#include &lt;stdbool.h&gt;\n\nint main() {\n\n <text:s text:c="3"/>int ARRAY_SIZE = 10000000;\n <text:s text:c="3"/>int cols = 16;\n\n <text:s text:c="3"/>//Init the array\n <text:s text:c="3"/>int **matrix = (int **)malloc(ARRAY_SIZE * sizeof(int *));\n <text:s text:c="3"/>for (int i = 0; i &lt; ARRAY_SIZE; i++) {\n <text:s text:c="7"/>matrix[i] = (int *)malloc(cols * sizeof(int));\n <text:s text:c="3"/>}\n\n <text:s text:c="3"/>for (int i = 0; i &lt; ARRAY_SIZE; i++) {\n <text:s text:c="7"/>for (int j = 0; j &lt; cols; j++) {\n <text:s text:c="11"/>matrix[i][j] = i + cols + j + 1; // Example values\n <text:s text:c="7"/>}\n <text:s text:c="3"/>}\n\n <text:s text:c="3"/>for (int j = 0; j &lt; cols; j++) {\n <text:s text:c="7"/>for (int i = 0; i &lt; ARRAY_SIZE; i++) {\n <text:s text:c="11"/>matrix[i][j] += 8;\n <text:s text:c="7"/>}\n <text:s text:c="3"/>}\n\n <text:s text:c="3"/>// Free allocated memory\n <text:s text:c="3"/>for (int i = 0; i &lt; ARRAY_SIZE; i++) {\n <text:s text:c="7"/>free(matrix[i]);\n <text:s text:c="3"/>}\n <text:s text:c="3"/>free(matrix);\n\n <text:s text:c="3"/>return 0;\n}\n</text:p>
          </table:table-cell>
          <table:table-cell table:style-name="ce34" office:value-type="string" calcext:value-type="string">
            <text:p>Why is my code slow?</text:p>
          </table:table-cell>
          <table:table-cell table:style-name="ce34" office:value-type="string" calcext:value-type="string">
            <text:p>This code example shows poor data locality as it accesses a matrix column by column. This approach fails to benefit from the pre-fetcher, which efficiently fetches data from the matrix in a sequential line-by-line fashion.</text:p>
          </table:table-cell>
          <table:table-cell table:number-columns-repeated="1017"/>
        </table:table-row>
        <table:table-row table:style-name="ro11">
          <table:table-cell/>
          <table:table-cell table:style-name="ce35" office:value-type="string" calcext:value-type="string">
            <text:p>Exnpensive Computation</text:p>
          </table:table-cell>
          <table:table-cell table:style-name="ce35" office:value-type="string" calcext:value-type="string">
            <text:p>Intel Skylake CPU (Intel(R) Core(TM) i7-10750H CPU @ 2.60GHz) \n 64 Byte Cache Line Size, 6 Cores, SSE, AVX, AVX2 Capable \n 32kB L1, 256kB L2, 12MB L3, 24GB DRAM \n</text:p>
          </table:table-cell>
          <table:table-cell table:style-name="ce35" office:value-type="string" calcext:value-type="string">
            <text:p>Number of Loops: 100000000 \n Cycle Count: 4095467472 \n Instruction Count: 14000000651 \n L1 Miss Count: 7884, Suggested Metric: Cycle</text:p>
          </table:table-cell>
          <table:table-cell table:style-name="ce35" office:value-type="string" calcext:value-type="string">
            <text:p>#include &lt;stdio.h&gt;\n#include &lt;stdlib.h&gt;\n#include &lt;stdbool.h&gt;\n#include &lt;math.h&gt;\n\nint main() {\n\n <text:s text:c="3"/>double x = 5.0;\n <text:s text:c="3"/>int numLoops = 100000000;\n\n <text:s text:c="3"/>for (int i = 0; i &lt; numLoops; i++) {\n <text:s text:c="7"/>double square2 = pow(x, 2);\n <text:s text:c="3"/>}\n\n <text:s text:c="3"/>return 0;\n}\n</text:p>
          </table:table-cell>
          <table:table-cell table:style-name="ce35" office:value-type="string" calcext:value-type="string">
            <text:p>I think my code is performing slowly, what could be the reason?</text:p>
          </table:table-cell>
          <table:table-cell table:style-name="ce35" office:value-type="string" calcext:value-type="string">
            <text:p>This code example contains an unnecessarily expensive computation. It uses <text:s/>the pow() function to calculate the square of a given number, instead of a simple multiplication (x * x). The use of the pow() function introduces substantial overhead, making it a less efficient choice for this particular computation.</text:p>
          </table:table-cell>
          <table:table-cell table:number-columns-repeated="1017"/>
        </table:table-row>
        <table:table-row table:style-name="ro12">
          <table:table-cell/>
          <table:table-cell table:style-name="ce34" office:value-type="string" calcext:value-type="string">
            <text:p>SIMD Parallelism</text:p>
          </table:table-cell>
          <table:table-cell table:style-name="ce34" office:value-type="string" calcext:value-type="string">
            <text:p>Intel Skylake CPU (Intel(R) Core(TM) i7-10750H CPU @ 2.60GHz) \n 64 Byte Cache Line Size, 6 Cores, SSE, AVX, AVX2 Capable \n 32kB L1, 256kB L2, 12MB L3, 24GB DRAM \n</text:p>
          </table:table-cell>
          <table:table-cell table:style-name="ce34" office:value-type="string" calcext:value-type="string">
            <text:p>Array Size: 100000000 \n Cycle Count: 16605902775 \n Instruction Count: 23002930593 \n L1 Miss Count: 2677753 , Suggested Metric: Cycle or Instruction</text:p>
          </table:table-cell>
          <table:table-cell table:style-name="ce34" office:value-type="string" calcext:value-type="string">
            <text:p>#include &lt;stdio.h&gt;\n#include &lt;stdlib.h&gt;\n#include &lt;stdbool.h&gt;\n\nint main() {\n\n <text:s text:c="3"/>int ARRAY_SIZE = 1000000000;\n\n <text:s text:c="3"/>//INITIALIZE STUFF\n <text:s text:c="3"/>float *a = (float*)malloc(sizeof(float) * ARRAY_SIZE);\n <text:s text:c="3"/>float *b = (float*)malloc(sizeof(float) * ARRAY_SIZE);\n <text:s text:c="3"/>float *result = (float*)malloc(sizeof(float) * ARRAY_SIZE);\n\n <text:s text:c="3"/>for (int i = 0; i &lt; ARRAY_SIZE; i++) {\n <text:s text:c="7"/>result[i] = a[i] + b[i];\n <text:s text:c="3"/>}\n\n <text:s text:c="3"/>free(a);\n <text:s text:c="3"/>free(b);\n <text:s text:c="3"/>free(result);\n\n <text:s text:c="3"/>return 0;\n}\n</text:p>
          </table:table-cell>
          <table:table-cell table:style-name="ce34" office:value-type="string" calcext:value-type="string">
            <text:p>I am having a poor performance what could be the reason?</text:p>
          </table:table-cell>
          <table:table-cell table:style-name="ce34" office:value-type="string" calcext:value-type="string">
            <text:p>This code example demonstrates a missed SIMD parallelism opportunity, by not taking advantage of SIMD (AVX2) to make computations on vectors, instead it computes value by value using regular instructions</text:p>
          </table:table-cell>
          <table:table-cell table:number-columns-repeated="1017"/>
        </table:table-row>
        <table:table-row table:style-name="ro12">
          <table:table-cell/>
          <table:table-cell table:style-name="ce33" office:value-type="string" calcext:value-type="string">
            <text:p>Threads Parallelism</text:p>
          </table:table-cell>
          <table:table-cell table:style-name="ce33" office:value-type="string" calcext:value-type="string">
            <text:p>Intel Skylake CPU (Intel(R) Core(TM) i7-10750H CPU @ 2.60GHz) \n 64 Byte Cache Line Size, 6 Cores, SSE, AVX, AVX2 Capable \n 32kB L1, 256kB L2, 12MB L3, 24GB DRAM \n</text:p>
          </table:table-cell>
          <table:table-cell table:style-name="ce33" office:value-type="string" calcext:value-type="string">
            <text:p>Array Size: 100000000 \n Cycle Count: 909148988 \n Instruction Count: 1200000336 <text:s/>\n L1 Miss Count: 6263979 <text:s/>, Suggested Metric: Cycle</text:p>
          </table:table-cell>
          <table:table-cell table:style-name="ce33" office:value-type="string" calcext:value-type="string">
            <text:p>#include &lt;stdio.h&gt;\n#include &lt;stdlib.h&gt;\n#include &lt;string.h&gt;\n\nint ARRAY_SIZE;\n\nint main() {\n\n\n <text:s text:c="3"/>ARRAY_SIZE = 100000;\n\n <text:s text:c="3"/>//Initialize array\n <text:s text:c="3"/>int* array = (int*)malloc(ARRAY_SIZE * sizeof(int));\n <text:s text:c="3"/>long long sum = 0;\n\n <text:s text:c="3"/>// Initialize the array with values\n <text:s text:c="3"/>for (int i = 0; i &lt; ARRAY_SIZE; i++) {\n <text:s text:c="7"/>array[i] = i + 1;\n <text:s text:c="3"/>}\n\n <text:s text:c="3"/>for (int i = 0; i &lt; ARRAY_SIZE; i++) {\n <text:s text:c="7"/>sum += array[i];\n <text:s text:c="3"/>}\n <text:s text:c="3"/>\n <text:s text:c="3"/>printf("Sum: %lld\n", sum);\n\n <text:s text:c="3"/>free(array);\n\n <text:s text:c="3"/>return 0;\n}\n</text:p>
          </table:table-cell>
          <table:table-cell table:style-name="ce33" office:value-type="string" calcext:value-type="string">
            <text:p>Why is my code slow?</text:p>
          </table:table-cell>
          <table:table-cell table:style-name="ce43" office:value-type="string" calcext:value-type="string">
            <text:p>This code shows a missed thread parallelism oportunity, by not taking advantage of multithreaded code, the program takes longer than necessary to perform an easily parallelizable task.</text:p>
          </table:table-cell>
          <table:table-cell table:number-columns-repeated="1017"/>
        </table:table-row>
        <table:table-row table:style-name="ro13">
          <table:table-cell/>
          <table:table-cell table:style-name="ce34" office:value-type="string" calcext:value-type="string">
            <text:p>Data Structure</text:p>
          </table:table-cell>
          <table:table-cell table:style-name="ce34" office:value-type="string" calcext:value-type="string">
            <text:p>Intel Skylake CPU (Intel(R) Core(TM) i7-10750H CPU @ 2.60GHz) \n 64 Byte Cache Line Size, 6 Cores, SSE, AVX, AVX2 Capable \n 32kB L1, 256kB L2, 12MB L3, 24GB DRAM \n</text:p>
          </table:table-cell>
          <table:table-cell table:style-name="ce34" office:value-type="string" calcext:value-type="string">
            <text:p>Array Size: 10000 \n Cycle Count: 365592427 \n Instruction Count: 354472460\n L1 Miss Count: 25057466 , Suggested Metric: Cycle or Instruction</text:p>
          </table:table-cell>
          <table:table-cell table:style-name="ce34" office:value-type="string" calcext:value-type="string">
            <text:p>#include &lt;stdio.h&gt;\n#include &lt;stdlib.h&gt;\n#include &lt;time.h&gt;\n#include &lt;string.h&gt;\n\n// Define a structure for a node in the linked list\nstruct Node {\n <text:s text:c="3"/>int data_int;\n <text:s text:c="3"/>float data_float;\n <text:s text:c="3"/>char data_char;\n <text:s text:c="3"/>struct Node* next;\n};\n\n// Function to insert a new node at the end of the linked list\nvoid insert(struct Node** head, int int_val, float float_val, char char_val) {\n <text:s text:c="3"/>struct Node* newNode = (struct Node*)malloc(sizeof(struct Node));\n <text:s text:c="3"/>newNode-&gt;data_int = int_val;\n <text:s text:c="3"/>newNode-&gt;data_float = float_val;\n <text:s text:c="3"/>newNode-&gt;data_char = char_val;\n <text:s text:c="3"/>newNode-&gt;next = NULL;\n\n <text:s text:c="3"/>if (*head == NULL) {\n <text:s text:c="7"/>*head = newNode;\n <text:s text:c="3"/>} else {\n <text:s text:c="7"/>struct Node* temp = *head;\n <text:s text:c="7"/>while (temp-&gt;next != NULL) {\n <text:s text:c="11"/>temp = temp-&gt;next;\n <text:s text:c="7"/>}\n <text:s text:c="7"/>temp-&gt;next = newNode;\n <text:s text:c="3"/>}\n}\n\n// Function to display the linked list\nvoid display(struct Node* head) {\n <text:s text:c="3"/>struct Node* current = head;\n <text:s text:c="3"/>while (current != NULL) {\n <text:s text:c="7"/>printf("(%d, %.2f, %c) ", current-&gt;data_int, current-&gt;data_float, current-&gt;data_char);\n <text:s text:c="7"/>current = current-&gt;next;\n <text:s text:c="3"/>}\n <text:s text:c="3"/>printf("\n");\n}\n\nint main() {\n\n <text:s text:c="3"/>int size = 100;\n\n <text:s text:c="3"/>//initialize linked list\n <text:s text:c="3"/>struct Node* head = NULL;\n <text:s text:c="3"/>srand(time(NULL));\n\n <text:s text:c="3"/>// Generate and insert random values into the linked list\n <text:s text:c="3"/>for (int i = 0; i &lt; size; i++) {\n <text:s text:c="7"/>int randomInt = rand() % 100;\n <text:s text:c="7"/>float randomFloat = (float)rand() / RAND_MAX * 100.0;\n <text:s text:c="7"/>char randomChar = 'A' + (rand() % 26);\n <text:s text:c="7"/>insert(&amp;head, randomInt, randomFloat, randomChar);\n <text:s text:c="3"/>}\n\n <text:s text:c="3"/>printf("Linked List: ");\n <text:s text:c="3"/>display(head);\n\n <text:s text:c="3"/>// Clean up the linked list\n <text:s text:c="3"/>while (head != NULL) {\n <text:s text:c="7"/>struct Node* temp = head;\n <text:s text:c="7"/>head = head-&gt;next;\n <text:s text:c="7"/>free(temp);\n <text:s text:c="3"/>}\n\n <text:s text:c="3"/>return 0;\n}\n</text:p>
          </table:table-cell>
          <table:table-cell table:style-name="ce34" office:value-type="string" calcext:value-type="string">
            <text:p>I think my code is performing slowly, what could be the reason?</text:p>
          </table:table-cell>
          <table:table-cell table:style-name="ce44" office:value-type="string" calcext:value-type="string">
            <text:p>This code uses a bad choice of data structure for the task, in this instance a linked list is used for storing multiple values when there is no particular need for it, resulting in slower access times when trying to display all of the stored data.</text:p>
          </table:table-cell>
          <table:table-cell table:number-columns-repeated="1017"/>
        </table:table-row>
        <table:table-row table:style-name="ro14">
          <table:table-cell/>
          <table:table-cell table:style-name="ce35" office:value-type="string" calcext:value-type="string">
            <text:p>False sharing</text:p>
          </table:table-cell>
          <table:table-cell table:style-name="ce35" office:value-type="string" calcext:value-type="string">
            <text:p>Intel Skylake CPU (Intel(R) Core(TM) i7-10750H CPU @ 2.60GHz) \n 64 Byte Cache Line Size, 6 Cores, SSE, AVX, AVX2 Capable \n 32kB L1, 256kB L2, 12MB L3, 24GB DRAM \n</text:p>
          </table:table-cell>
          <table:table-cell table:style-name="ce35" office:value-type="string" calcext:value-type="string">
            <text:p>Number of Loops: 100000000 \n Cycle Count: 2447757804 \n Instruction Count: 1000000493 \n L1 Miss Count: 12748380, Suggested Metric: L1 Miss or Cycle</text:p>
          </table:table-cell>
          <table:table-cell table:style-name="ce35" office:value-type="string" calcext:value-type="string">
            <text:p>#include &lt;stdio.h&gt;\n#include &lt;stdlib.h&gt;\n#include &lt;pthread.h&gt;\n#include &lt;stdbool.h&gt;\n\n#define NUM_THREADS 6\nlong NUM_ITERATIONS;\n\nlong *data;\n\nvoid *thread_function( void *args )\n{\n <text:s text:c="3"/>long i;\n <text:s text:c="3"/>long j = (long)args;\n\n <text:s text:c="3"/>for ( i = 0; i &lt; NUM_ITERATIONS; i++ )\n <text:s text:c="3"/>{\n <text:s text:c="7"/>data[j] = i;\n <text:s text:c="3"/>}\n\n <text:s text:c="3"/>return NULL;\n}\n\n\nint main() {\n <text:s text:c="3"/>\n <text:s text:c="3"/>NUM_ITERATIONS = 100000000;\n\n <text:s text:c="3"/>//INITIALIZE STUFF\n <text:s text:c="3"/>long i;\n <text:s text:c="3"/>pthread_t ids[NUM_THREADS];\n <text:s text:c="3"/>double d;\n\n <text:s text:c="3"/>data = (long*)malloc( sizeof(long)*NUM_THREADS );\n\n <text:s text:c="3"/>//FILL DATA ARRAY\n <text:s text:c="3"/>for ( i = 0; i &lt; NUM_THREADS; i++ )\n <text:s text:c="3"/>{\n <text:s text:c="7"/>data[i] = 0;\n <text:s text:c="3"/>}\n\n <text:s text:c="3"/>for ( i = 0; i &lt; NUM_THREADS; i++ )\n <text:s text:c="3"/>{\n <text:s text:c="7"/>pthread_create( ids+i, NULL, thread_function, (void*)i );\n <text:s text:c="3"/>}\n\n <text:s text:c="3"/>for ( i = 0; i &lt; NUM_THREADS; i++ )\n <text:s text:c="3"/>{\n <text:s text:c="7"/>pthread_join( ids[i], NULL );\n <text:s text:c="3"/>}\n\n <text:s text:c="3"/>free(data);\n\n <text:s text:c="3"/>return 0;\n}\n</text:p>
          </table:table-cell>
          <table:table-cell table:style-name="ce35" office:value-type="string" calcext:value-type="string">
            <text:p>How can I improve the performance of this code?</text:p>
          </table:table-cell>
          <table:table-cell table:style-name="ce35" office:value-type="string" calcext:value-type="string">
            <text:p>This code example demonstrates a false sharing issue through a deliberate allocation of a vector, where each thread is assigned specific positions within the vector. Consequently, the vector spans across one or more cache lines, with each element belonging to a different thread. By simultaneously altering their respective values, the threads inadvertently trigger cache line invalidation, affecting not only their own values but also those of other threads. This necessitates a wait period as the cache refreshes the values from memory. In order to fix this issue, you can modify your code like this:\n\n #include &lt;stdio.h&gt;\n#include &lt;stdlib.h&gt;\n#include &lt;pthread.h&gt;\n#include &lt;stdbool.h&gt;\n\n#define NUM_THREADS 6\n#define CACHE_SIZE 64\nlong NUM_ITERATIONS;\n\n//Create a structure with padding, so that each structure fits in a cache line\ntypedef struct {\n <text:s text:c="2"/>long d;\n <text:s text:c="2"/>char buffer[CACHE_SIZE-sizeof(long)];\n} Data;\n\nData *data;\n\nvoid *thread_function( void *args )\n{\n <text:s text:c="2"/>long i;\n <text:s text:c="2"/>long j = (long)args;\n\n <text:s text:c="3"/>for ( i = 0; i &lt; NUM_ITERATIONS; i++ )\n <text:s text:c="3"/>{\n <text:s text:c="6"/>data[j].d = i;\n <text:s text:c="3"/>}\n\n <text:s text:c="2"/>return NULL;\n}\n\n\nint main() {\n <text:s text:c="3"/>\n <text:s text:c="3"/>NUM_ITERATIONS = 100000000;\n\n <text:s text:c="3"/>//INITIALIZE STUFF\n <text:s text:c="3"/>long i;\n <text:s text:c="3"/>pthread_t ids[NUM_THREADS];\n <text:s text:c="3"/>double d;\n\n <text:s text:c="3"/>data = (Data*)malloc( sizeof(Data)*NUM_THREADS );\n\n <text:s text:c="3"/>//FILL DATA STRUCTURE\n <text:s text:c="3"/>for ( i = 0; i &lt; NUM_THREADS; i++ )\n <text:s text:c="3"/>{\n <text:s text:c="7"/>data[i].d = 0;\n <text:s text:c="3"/>}\n\n <text:s text:c="3"/>for ( i = 0; i &lt; NUM_THREADS; i++ )\n <text:s text:c="3"/>{\n <text:s text:c="7"/>pthread_create( ids+i, NULL, thread_function, (void*)i );\n <text:s text:c="3"/>}\n\n <text:s text:c="3"/>for ( i = 0; i &lt; NUM_THREADS; i++ )\n <text:s text:c="3"/>{\n <text:s text:c="7"/>pthread_join( ids[i], NULL );\n <text:s text:c="3"/>}\n\n <text:s text:c="3"/>free(data);\n\n <text:s text:c="3"/>return 0;\n}\n\n <text:s/>The provided code fixes the issue by introducing a structure with padding alongside the element of each thread, this makes it so each thread gets its own cache line, fixing the false sharing problem.</text:p>
          </table:table-cell>
          <table:table-cell table:number-columns-repeated="1017"/>
        </table:table-row>
        <table:table-row table:style-name="ro15">
          <table:table-cell/>
          <table:table-cell table:style-name="ce34" office:value-type="string" calcext:value-type="string">
            <text:p>Data Locality</text:p>
          </table:table-cell>
          <table:table-cell table:style-name="ce34" office:value-type="string" calcext:value-type="string">
            <text:p>Intel Skylake CPU (Intel(R) Core(TM) i7-10750H CPU @ 2.60GHz) \n 64 Byte Cache Line Size, 6 Cores, SSE, AVX, AVX2 Capable \n 32kB L1, 256kB L2, 12MB L3, 24GB DRAM \n</text:p>
          </table:table-cell>
          <table:table-cell table:style-name="ce34" office:value-type="string" calcext:value-type="string">
            <text:p>Array Size: 10000000 \n Cycle Count: 3120895972 \n Instruction Count: 4320000717 \n L1 Miss Count: 183548367, Suggested Metric: L1 Miss or Cycle</text:p>
          </table:table-cell>
          <table:table-cell table:style-name="ce34" office:value-type="string" calcext:value-type="string">
            <text:p>#include &lt;stdio.h&gt;\n#include &lt;stdlib.h&gt;\n#include &lt;stdbool.h&gt;\n\nint main() {\n\n <text:s text:c="3"/>int ARRAY_SIZE = 10000000;\n <text:s text:c="3"/>int cols = 16;\n\n <text:s text:c="3"/>//Init the array\n <text:s text:c="3"/>int **matrix = (int **)malloc(ARRAY_SIZE * sizeof(int *));\n <text:s text:c="3"/>for (int i = 0; i &lt; ARRAY_SIZE; i++) {\n <text:s text:c="7"/>matrix[i] = (int *)malloc(cols * sizeof(int));\n <text:s text:c="3"/>}\n\n <text:s text:c="3"/>for (int i = 0; i &lt; ARRAY_SIZE; i++) {\n <text:s text:c="7"/>for (int j = 0; j &lt; cols; j++) {\n <text:s text:c="11"/>matrix[i][j] = i + cols + j + 1; // Example values\n <text:s text:c="7"/>}\n <text:s text:c="3"/>}\n\n <text:s text:c="3"/>for (int j = 0; j &lt; cols; j++) {\n <text:s text:c="7"/>for (int i = 0; i &lt; ARRAY_SIZE; i++) {\n <text:s text:c="11"/>matrix[i][j] += 8;\n <text:s text:c="7"/>}\n <text:s text:c="3"/>}\n\n <text:s text:c="3"/>// Free allocated memory\n <text:s text:c="3"/>for (int i = 0; i &lt; ARRAY_SIZE; i++) {\n <text:s text:c="7"/>free(matrix[i]);\n <text:s text:c="3"/>}\n <text:s text:c="3"/>free(matrix);\n\n <text:s text:c="3"/>return 0;\n}\n</text:p>
          </table:table-cell>
          <table:table-cell table:style-name="ce34" office:value-type="string" calcext:value-type="string">
            <text:p>Can you improve the performance of my code?</text:p>
          </table:table-cell>
          <table:table-cell table:style-name="ce34" office:value-type="string" calcext:value-type="string">
            <text:p>This code example shows poor data locality as it accesses a matrix column by column. This approach fails to benefit from the pre-fetcher, which efficiently fetches data from the matrix in a sequential line-by-line fashion. In order to improve performance you can modify your code like this:\n\n #include &lt;stdio.h&gt;\n#include &lt;stdlib.h&gt;\n#include &lt;stdbool.h&gt;\n\nint main() {\n\n <text:s text:c="3"/>int ARRAY_SIZE = 10000000;\n <text:s text:c="3"/>int cols = 16;\n\n <text:s text:c="3"/>//Init the array\n <text:s text:c="3"/>int **matrix = (int **)malloc(ARRAY_SIZE * sizeof(int *));\n <text:s text:c="3"/>for (int i = 0; i &lt; ARRAY_SIZE; i++) {\n <text:s text:c="7"/>matrix[i] = (int *)malloc(cols * sizeof(int));\n <text:s text:c="3"/>}\n\n <text:s text:c="3"/>for (int i = 0; i &lt; ARRAY_SIZE; i++) {\n <text:s text:c="7"/>for (int j = 0; j &lt; cols; j++) {\n <text:s text:c="11"/>matrix[i][j] = i + cols + j + 1; // Example values\n <text:s text:c="7"/>}\n <text:s text:c="3"/>}\n\n <text:s text:c="3"/>for (int i = 0; i &lt; ARRAY_SIZE; i++) {\n <text:s text:c="7"/>for (int j = 0; j &lt; cols; j++) {\n <text:s text:c="11"/>matrix[i][j] += 8;\n <text:s text:c="7"/>}\n <text:s text:c="3"/>}\n\n <text:s text:c="3"/>// Free allocated memory\n <text:s text:c="3"/>for (int i = 0; i &lt; ARRAY_SIZE; i++) {\n <text:s text:c="7"/>free(matrix[i]);\n <text:s text:c="3"/>}\n <text:s text:c="3"/>free(matrix);\n\n <text:s text:c="3"/>return 0;\n}\n\n This new code fixes the problem by accessing the matrix line by line, improving the data locality of the code and consequently the performance.</text:p>
          </table:table-cell>
          <table:table-cell table:number-columns-repeated="1017"/>
        </table:table-row>
        <table:table-row table:style-name="ro16">
          <table:table-cell/>
          <table:table-cell table:style-name="ce35" office:value-type="string" calcext:value-type="string">
            <text:p>Exnpensive Computation</text:p>
          </table:table-cell>
          <table:table-cell table:style-name="ce35" office:value-type="string" calcext:value-type="string">
            <text:p>Intel Skylake CPU (Intel(R) Core(TM) i7-10750H CPU @ 2.60GHz) \n 64 Byte Cache Line Size, 6 Cores, SSE, AVX, AVX2 Capable \n 32kB L1, 256kB L2, 12MB L3, 24GB DRAM \n</text:p>
          </table:table-cell>
          <table:table-cell table:style-name="ce35" office:value-type="string" calcext:value-type="string">
            <text:p>Number of Loops: 100000000 \n Cycle Count: 4095467472 \n Instruction Count: 14000000651 \n L1 Miss Count: 7884, Suggested Metric: Cycle</text:p>
          </table:table-cell>
          <table:table-cell table:style-name="ce35" office:value-type="string" calcext:value-type="string">
            <text:p>#include &lt;stdio.h&gt;\n#include &lt;stdlib.h&gt;\n#include &lt;stdbool.h&gt;\n#include &lt;math.h&gt;\n\nint main() {\n\n <text:s text:c="3"/>double x = 5.0;\n <text:s text:c="3"/>int numLoops = 100000000;\n\n <text:s text:c="3"/>for (int i = 0; i &lt; numLoops; i++) {\n <text:s text:c="7"/>double square2 = pow(x, 2);\n <text:s text:c="3"/>}\n\n <text:s text:c="3"/>return 0;\n}\n</text:p>
          </table:table-cell>
          <table:table-cell table:style-name="ce35" office:value-type="string" calcext:value-type="string">
            <text:p>Can you make my code perform better?</text:p>
          </table:table-cell>
          <table:table-cell table:style-name="ce35" office:value-type="string" calcext:value-type="string">
            <text:p>This code example contains an unnecessarily expensive computation. It uses <text:s/>the pow() function to calculate the square of a given number, instead of a simple multiplication (x * x). The use of the pow() function introduces substantial overhead, making it a less efficient choice for this particular computation. By changing this you should be able to obtain better performance, like só:\n\n\n #include &lt;stdio.h&gt;\n#include &lt;stdlib.h&gt;\n#include &lt;stdbool.h&gt;\n\nint main() {\n\n <text:s text:c="3"/>int numLoops = 100000000;\n <text:s text:c="3"/>double x = 5.0;\n <text:s text:c="3"/>double square1 = 0;\n\n <text:s text:c="3"/>for (int i = 0; i &lt; numLoops; i++) {\n <text:s text:c="7"/>square1 = x * x;\n <text:s text:c="3"/>}\n\n <text:s text:c="3"/>//printf("The square of %.1f is %.1f\n", x, square1);\n\n <text:s text:c="3"/>return 0;\n}\n\n</text:p>
          </table:table-cell>
          <table:table-cell table:number-columns-repeated="1017"/>
        </table:table-row>
        <table:table-row table:style-name="ro17">
          <table:table-cell/>
          <table:table-cell table:style-name="ce34" office:value-type="string" calcext:value-type="string">
            <text:p>SIMD Parallelism</text:p>
          </table:table-cell>
          <table:table-cell table:style-name="ce34" office:value-type="string" calcext:value-type="string">
            <text:p>Intel Skylake CPU (Intel(R) Core(TM) i7-10750H CPU @ 2.60GHz) \n 64 Byte Cache Line Size, 6 Cores, SSE, AVX, AVX2 Capable \n 32kB L1, 256kB L2, 12MB L3, 24GB DRAM \n</text:p>
          </table:table-cell>
          <table:table-cell table:style-name="ce34" office:value-type="string" calcext:value-type="string">
            <text:p>Array Size: 100000000 \n Cycle Count: 16605902775 \n Instruction Count: 23002930593 \n L1 Miss Count: 2677753 , Suggested Metric: Cycle or Instruction</text:p>
          </table:table-cell>
          <table:table-cell table:style-name="ce34" office:value-type="string" calcext:value-type="string">
            <text:p>#include &lt;stdio.h&gt;\n#include &lt;stdlib.h&gt;\n#include &lt;stdbool.h&gt;\n\nint main() {\n\n <text:s text:c="3"/>int ARRAY_SIZE = 1000000000;\n\n <text:s text:c="3"/>//INITIALIZE STUFF\n <text:s text:c="3"/>float *a = (float*)malloc(sizeof(float) * ARRAY_SIZE);\n <text:s text:c="3"/>float *b = (float*)malloc(sizeof(float) * ARRAY_SIZE);\n <text:s text:c="3"/>float *result = (float*)malloc(sizeof(float) * ARRAY_SIZE);\n\n <text:s text:c="3"/>for (int i = 0; i &lt; ARRAY_SIZE; i++) {\n <text:s text:c="7"/>result[i] = a[i] + b[i];\n <text:s text:c="3"/>}\n\n <text:s text:c="3"/>free(a);\n <text:s text:c="3"/>free(b);\n <text:s text:c="3"/>free(result);\n\n <text:s text:c="3"/>return 0;\n}\n</text:p>
          </table:table-cell>
          <table:table-cell table:style-name="ce34" office:value-type="string" calcext:value-type="string">
            <text:p>Can you improve my code to perform better?</text:p>
          </table:table-cell>
          <table:table-cell table:style-name="ce34" office:value-type="string" calcext:value-type="string">
            <text:p>This code example demonstrates a missed SIMD parallelism opportunity, by not taking advantage of SIMD (AVX2) to make computations on vectors, instead it computes value by value using regular instructions. To take advantage of the SIMD capabilities of your system, you can use intrinsic instructions like so:\n\n #include &lt;stdio.h&gt;\n#include &lt;stdlib.h&gt;\n#include &lt;stdbool.h&gt;\n#include &lt;immintrin.h&gt;\n\nint main() {\n\n <text:s text:c="3"/>int ARRAY_SIZE = 1000000000;\n <text:s text:c="3"/>\n <text:s text:c="3"/>//INITIALIZE STUFF\n <text:s text:c="3"/>float *a = (float*)malloc(sizeof(float) * ARRAY_SIZE);\n <text:s text:c="3"/>float *b = (float*)malloc(sizeof(float) * ARRAY_SIZE);\n <text:s text:c="3"/>float *result = (float*)malloc(sizeof(float) * ARRAY_SIZE);\n <text:s text:c="3"/>int i;\n <text:s text:c="3"/>int vectorSize = 8; // For AVX (256 bits), assuming floats (4 bytes) -&gt; 8 elements per vector\n <text:s text:c="3"/>// Calculate the number of vectors\n <text:s text:c="3"/>int vectorCount = ARRAY_SIZE / vectorSize;\n\n <text:s text:c="3"/>for (i = 0; i &lt; vectorCount; i++) {\n <text:s text:c="7"/>// Load vectors from arrays\n <text:s text:c="7"/>__m256 vectorA = _mm256_loadu_ps(&amp;a[i * vectorSize]);\n <text:s text:c="7"/>__m256 vectorB = _mm256_loadu_ps(&amp;b[i * vectorSize]);\n\n <text:s text:c="7"/>// Perform SIMD addition\n <text:s text:c="7"/>__m256 vectorResult = _mm256_add_ps(vectorA, vectorB);\n\n <text:s text:c="7"/>// Store the result back to the array\n <text:s text:c="7"/>_mm256_storeu_ps(&amp;result[i * vectorSize], vectorResult);\n <text:s text:c="3"/>}\n\n <text:s text:c="3"/>// Calculate remaining elements (if size is not a multiple of vectorSize)\n <text:s text:c="3"/>for (i = vectorCount * vectorSize; i &lt; ARRAY_SIZE; i++) {\n <text:s text:c="7"/>result[i] = a[i] + b[i];\n <text:s text:c="3"/>}\n\n <text:s text:c="3"/>free(a);\n <text:s text:c="3"/>free(b);\n <text:s text:c="3"/>free(result);\n\n\n <text:s text:c="3"/>return 0;\n}\n\n By replacing the simple add instruction with SIMD intrinsics you should see a speed-up in your code execution.</text:p>
          </table:table-cell>
          <table:table-cell table:number-columns-repeated="1017"/>
        </table:table-row>
        <table:table-row table:style-name="ro18">
          <table:table-cell/>
          <table:table-cell table:style-name="ce33" office:value-type="string" calcext:value-type="string">
            <text:p>Threads Parallelism</text:p>
          </table:table-cell>
          <table:table-cell table:style-name="ce33" office:value-type="string" calcext:value-type="string">
            <text:p>Intel Skylake CPU (Intel(R) Core(TM) i7-10750H CPU @ 2.60GHz) \n 64 Byte Cache Line Size, 6 Cores, SSE, AVX, AVX2 Capable \n 32kB L1, 256kB L2, 12MB L3, 24GB DRAM \n</text:p>
          </table:table-cell>
          <table:table-cell table:style-name="ce33" office:value-type="string" calcext:value-type="string">
            <text:p>Array Size: 100000000 \n Cycle Count: 909148988 \n Instruction Count: 1200000336 <text:s/>\n L1 Miss Count: 6263979 <text:s/>, Suggested Metric: Cycle</text:p>
          </table:table-cell>
          <table:table-cell table:style-name="ce33" office:value-type="string" calcext:value-type="string">
            <text:p>#include &lt;stdio.h&gt;\n#include &lt;stdlib.h&gt;\n#include &lt;string.h&gt;\n\nint ARRAY_SIZE;\n\nint main() {\n\n\n <text:s text:c="3"/>ARRAY_SIZE = 100000;\n\n <text:s text:c="3"/>//Initialize array\n <text:s text:c="3"/>int* array = (int*)malloc(ARRAY_SIZE * sizeof(int));\n <text:s text:c="3"/>long long sum = 0;\n\n <text:s text:c="3"/>// Initialize the array with values\n <text:s text:c="3"/>for (int i = 0; i &lt; ARRAY_SIZE; i++) {\n <text:s text:c="7"/>array[i] = i + 1;\n <text:s text:c="3"/>}\n\n <text:s text:c="3"/>for (int i = 0; i &lt; ARRAY_SIZE; i++) {\n <text:s text:c="7"/>sum += array[i];\n <text:s text:c="3"/>}\n <text:s text:c="3"/>\n <text:s text:c="3"/>printf("Sum: %lld\n", sum);\n\n <text:s text:c="3"/>free(array);\n\n <text:s text:c="3"/>return 0;\n}\n</text:p>
          </table:table-cell>
          <table:table-cell table:style-name="ce35" office:value-type="string" calcext:value-type="string">
            <text:p>How can I improve the performance of this code?</text:p>
          </table:table-cell>
          <table:table-cell table:style-name="ce43" office:value-type="string" calcext:value-type="string">
            <text:p>This code shows a missed thread parallelism oportunity, by not taking advantage of multithreaded code, the program takes longer than necessary to perform an easily parallelizable task. You can use phtreads for example to use threads to split up the computation and speed up your code, like so:\n\n #include &lt;stdio.h&gt;\n#include &lt;stdlib.h&gt;\n#include &lt;pthread.h&gt;\n#include &lt;string.h&gt;\n\n#define NUM_THREADS 6\n\nint ARRAY_SIZE;\n\nint* array;\nlong long* partial_sums;\n\n// Function to calculate the partial sum for a range of elements\nvoid* calculate_partial_sum(void* arg) {\n <text:s text:c="3"/>int thread_id = *(int*)arg;\n <text:s text:c="3"/>int chunk_size = ARRAY_SIZE / NUM_THREADS;\n <text:s text:c="3"/>int start = thread_id * chunk_size;\n <text:s text:c="3"/>int end = (thread_id == NUM_THREADS - 1) ? ARRAY_SIZE : (start + chunk_size);\n\n <text:s text:c="3"/>for (int i = start; i &lt; end; i++) {\n <text:s text:c="7"/>partial_sums[thread_id] += array[i];\n <text:s text:c="3"/>}\n\n <text:s text:c="3"/>return NULL;\n}\n\nint main() {\n\n <text:s text:c="3"/>ARRAY_SIZE = 100000;\n\n <text:s text:c="3"/>//initialize array\n <text:s text:c="3"/>array = (int*)malloc(ARRAY_SIZE * sizeof(int));\n <text:s text:c="3"/>partial_sums = (long long*)malloc(NUM_THREADS * sizeof(long long));\n\n <text:s text:c="3"/>pthread_t threads[NUM_THREADS];\n <text:s text:c="3"/>int thread_ids[NUM_THREADS];\n\n <text:s text:c="3"/>// Initialize the array with values\n <text:s text:c="3"/>for (int i = 0; i &lt; ARRAY_SIZE; i++) {\n <text:s text:c="7"/>array[i] = i + 1;\n <text:s text:c="3"/>}\n\n <text:s text:c="3"/>// Initialize partial_sums\n <text:s text:c="3"/>for (int i = 0; i &lt; NUM_THREADS; i++) {\n <text:s text:c="7"/>partial_sums[i] = 0;\n <text:s text:c="3"/>}\n <text:s text:c="3"/>\n <text:s text:c="3"/>// Create and run threads\n <text:s text:c="3"/>for (int i = 0; i &lt; NUM_THREADS; i++) {\n <text:s text:c="7"/>thread_ids[i] = i;\n <text:s text:c="7"/>pthread_create(&amp;threads[i], NULL, calculate_partial_sum, &amp;thread_ids[i]);\n <text:s text:c="3"/>}\n\n <text:s text:c="3"/>// Wait for threads to finish\n <text:s text:c="3"/>for (int i = 0; i &lt; NUM_THREADS; i++) {\n <text:s text:c="7"/>pthread_join(threads[i], NULL);\n <text:s text:c="3"/>}\n\n <text:s text:c="3"/>// Calculate the final sum from partial sums\n <text:s text:c="3"/>long long sum = 0;\n <text:s text:c="3"/>for (int i = 0; i &lt; NUM_THREADS; i++) {\n <text:s text:c="7"/>sum += partial_sums[i];\n <text:s text:c="3"/>}\n\n <text:s text:c="3"/>printf("Sum: %lld\n", sum);\n\n <text:s text:c="3"/>free(array);\n <text:s text:c="3"/>free(partial_sums);\n\n <text:s text:c="3"/>return 0;\n}\n</text:p>
          </table:table-cell>
          <table:table-cell table:number-columns-repeated="1017"/>
        </table:table-row>
        <table:table-row table:style-name="ro13">
          <table:table-cell/>
          <table:table-cell table:style-name="ce34" office:value-type="string" calcext:value-type="string">
            <text:p>Data Structure</text:p>
          </table:table-cell>
          <table:table-cell table:style-name="ce34" office:value-type="string" calcext:value-type="string">
            <text:p>Intel Skylake CPU (Intel(R) Core(TM) i7-10750H CPU @ 2.60GHz) \n 64 Byte Cache Line Size, 6 Cores, SSE, AVX, AVX2 Capable \n 32kB L1, 256kB L2, 12MB L3, 24GB DRAM \n</text:p>
          </table:table-cell>
          <table:table-cell table:style-name="ce34" office:value-type="string" calcext:value-type="string">
            <text:p>Array Size: 10000 \n Cycle Count: 365592427 \n Instruction Count: 354472460\n L1 Miss Count: 25057466 , Suggested Metric: Cycle or Instruction</text:p>
          </table:table-cell>
          <table:table-cell table:style-name="ce34" office:value-type="string" calcext:value-type="string">
            <text:p>#include &lt;stdio.h&gt;\n#include &lt;stdlib.h&gt;\n#include &lt;time.h&gt;\n#include &lt;string.h&gt;\n\n// Define a structure for a node in the linked list\nstruct Node {\n <text:s text:c="3"/>int data_int;\n <text:s text:c="3"/>float data_float;\n <text:s text:c="3"/>char data_char;\n <text:s text:c="3"/>struct Node* next;\n};\n\n// Function to insert a new node at the end of the linked list\nvoid insert(struct Node** head, int int_val, float float_val, char char_val) {\n <text:s text:c="3"/>struct Node* newNode = (struct Node*)malloc(sizeof(struct Node));\n <text:s text:c="3"/>newNode-&gt;data_int = int_val;\n <text:s text:c="3"/>newNode-&gt;data_float = float_val;\n <text:s text:c="3"/>newNode-&gt;data_char = char_val;\n <text:s text:c="3"/>newNode-&gt;next = NULL;\n\n <text:s text:c="3"/>if (*head == NULL) {\n <text:s text:c="7"/>*head = newNode;\n <text:s text:c="3"/>} else {\n <text:s text:c="7"/>struct Node* temp = *head;\n <text:s text:c="7"/>while (temp-&gt;next != NULL) {\n <text:s text:c="11"/>temp = temp-&gt;next;\n <text:s text:c="7"/>}\n <text:s text:c="7"/>temp-&gt;next = newNode;\n <text:s text:c="3"/>}\n}\n\n// Function to display the linked list\nvoid display(struct Node* head) {\n <text:s text:c="3"/>struct Node* current = head;\n <text:s text:c="3"/>while (current != NULL) {\n <text:s text:c="7"/>printf("(%d, %.2f, %c) ", current-&gt;data_int, current-&gt;data_float, current-&gt;data_char);\n <text:s text:c="7"/>current = current-&gt;next;\n <text:s text:c="3"/>}\n <text:s text:c="3"/>printf("\n");\n}\n\nint main() {\n\n <text:s text:c="3"/>int size = 100;\n\n <text:s text:c="3"/>//initialize linked list\n <text:s text:c="3"/>struct Node* head = NULL;\n <text:s text:c="3"/>srand(time(NULL));\n\n <text:s text:c="3"/>// Generate and insert random values into the linked list\n <text:s text:c="3"/>for (int i = 0; i &lt; size; i++) {\n <text:s text:c="7"/>int randomInt = rand() % 100;\n <text:s text:c="7"/>float randomFloat = (float)rand() / RAND_MAX * 100.0;\n <text:s text:c="7"/>char randomChar = 'A' + (rand() % 26);\n <text:s text:c="7"/>insert(&amp;head, randomInt, randomFloat, randomChar);\n <text:s text:c="3"/>}\n\n <text:s text:c="3"/>printf("Linked List: ");\n <text:s text:c="3"/>display(head);\n\n <text:s text:c="3"/>// Clean up the linked list\n <text:s text:c="3"/>while (head != NULL) {\n <text:s text:c="7"/>struct Node* temp = head;\n <text:s text:c="7"/>head = head-&gt;next;\n <text:s text:c="7"/>free(temp);\n <text:s text:c="3"/>}\n\n <text:s text:c="3"/>return 0;\n}\n</text:p>
          </table:table-cell>
          <table:table-cell table:style-name="ce34" office:value-type="string" calcext:value-type="string">
            <text:p>Can you improve the performance of my code?</text:p>
          </table:table-cell>
          <table:table-cell table:style-name="ce44" office:value-type="string" calcext:value-type="string">
            <text:p>This code uses a bad choice of data structure for the task, in this instance a linked list is used for storing multiple values when there is no particular need for it, resulting in slower access times when trying to display all of the stored data. To improve this code the best approach is to use a more efficient data structure, like a vector of structures that contains all the relevant data fields present in the linked list, by using a vector you should be able to access the stored data quicker, like so:\n\n #include &lt;stdio.h&gt;\n#include &lt;stdlib.h&gt;\n#include &lt;time.h&gt;\n#include &lt;string.h&gt;\n\nstruct Data {\n <text:s text:c="3"/>int integer;\n <text:s text:c="3"/>float floating;\n <text:s text:c="3"/>char character;\n};\n\nint main(int argc, char *argv[]) {\n\n <text:s text:c="3"/>int size = 1000000;\n\n <text:s text:c="3"/>//initalize array\n <text:s text:c="3"/>struct Data* data_array = (struct Data*)malloc(size * sizeof(struct Data));\n\n <text:s text:c="3"/>srand(time(NULL));\n\n <text:s text:c="3"/>// Generate and store random values in the struct array\n <text:s text:c="3"/>for (int i = 0; i &lt; size; i++) {\n <text:s text:c="7"/>data_array[i].integer = rand() % 100;\n <text:s text:c="7"/>data_array[i].floating = (float)rand() / RAND_MAX * 100.0;\n <text:s text:c="7"/>data_array[i].character = 'A' + (rand() % 26);\n <text:s text:c="3"/>}\n\n <text:s text:c="3"/>printf("Array:\n");\n <text:s text:c="3"/>for (int i = 0; i &lt; size; i++) {\n <text:s text:c="7"/>printf("(%d, %.2f, %c) ", data_array[i].integer, data_array[i].floating, data_array[i].character);\n <text:s text:c="3"/>}\n <text:s text:c="3"/>printf("\n");\n\n <text:s text:c="3"/>// Don't forget to free the allocated memory when done\n <text:s text:c="3"/>free(data_array);\n\n <text:s text:c="3"/>return 0;\n}\n</text:p>
          </table:table-cell>
          <table:table-cell table:number-columns-repeated="1017"/>
        </table:table-row>
        <table:table-row table:style-name="ro19" table:number-rows-repeated="1048561">
          <table:table-cell table:number-columns-repeated="1024"/>
        </table:table-row>
        <table:table-row table:style-name="ro1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PT"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8T20:43:06.979784022</meta:creation-date>
    <dc:date>2023-10-20T14:57:08.051856619</dc:date>
    <meta:editing-duration>PT1H16M27S</meta:editing-duration>
    <meta:editing-cycles>9</meta:editing-cycles>
    <meta:generator>LibreOffice/7.3.7.2$Linux_X86_64 LibreOffice_project/30$Build-2</meta:generator>
    <meta:document-statistic meta:table-count="2" meta:cell-count="242" meta:object-count="0"/>
    <meta:user-defined meta:name=""/>
  </office:meta>
</office:document-meta>
</file>